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74.86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45.9pt" svg:y="5.78pt">
            <loext:p draw:notify-on-update-of-ranges="Sheet1.B1:Sheet1.B1 Sheet1.B2:Sheet1.B10 Sheet1.C1:Sheet1.C1 Sheet1.C2:Sheet1.C10 Sheet1.D1:Sheet1.D1 Sheet1.D2:Sheet1.D10 Sheet1.E1:Sheet1.E1 Sheet1.E2:Sheet1.E10 Sheet1.F1:Sheet1.F1 Sheet1.F2:Sheet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99.89pt" svg:y="2.58pt">
            <loext:p draw:notify-on-update-of-ranges="Sheet1.B11:Sheet1.B11 Sheet1.B12:Sheet1.B20 Sheet1.C11:Sheet1.C11 Sheet1.C12:Sheet1.C20 Sheet1.D11:Sheet1.D11 Sheet1.D12:Sheet1.D20 Sheet1.E11:Sheet1.E11 Sheet1.E12:Sheet1.E20 Sheet1.F11:Sheet1.F11 Sheet1.F12:Sheet1.F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7.91pt" svg:y="266.06pt">
            <loext:p draw:notify-on-update-of-ranges="Sheet1.B21:Sheet1.B21 Sheet1.B22:Sheet1.B30 Sheet1.C21:Sheet1.C21 Sheet1.C22:Sheet1.C30 Sheet1.D21:Sheet1.D21 Sheet1.D22:Sheet1.D30 Sheet1.E21:Sheet1.E21 Sheet1.E22:Sheet1.E30 Sheet1.F21:Sheet1.F21 Sheet1.F22:Sheet1.F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01.96pt" svg:y="262.66pt">
            <loext:p draw:notify-on-update-of-ranges="Sheet1.B31:Sheet1.B31 Sheet1.B32:Sheet1.B40 Sheet1.C31:Sheet1.C31 Sheet1.C32:Sheet1.C40 Sheet1.D31:Sheet1.D31 Sheet1.D32:Sheet1.D40 Sheet1.E31:Sheet1.E31 Sheet1.E32:Sheet1.E40 Sheet1.F31:Sheet1.F31 Sheet1.F32:Sheet1.F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49.98pt" svg:y="519.73pt">
            <loext:p draw:notify-on-update-of-ranges="Sheet1.B41:Sheet1.B41 Sheet1.B42:Sheet1.B50 Sheet1.C41:Sheet1.C41 Sheet1.C42:Sheet1.C50 Sheet1.D41:Sheet1.D41 Sheet1.D42:Sheet1.D50 Sheet1.E41:Sheet1.E41 Sheet1.E42:Sheet1.E50 Sheet1.F41:Sheet1.F41 Sheet1.F42:Sheet1.F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94.71pt" svg:y="515.28pt">
            <loext:p draw:notify-on-update-of-ranges="Sheet1.B51:Sheet1.B51 Sheet1.B52:Sheet1.B60 Sheet1.C51:Sheet1.C51 Sheet1.C52:Sheet1.C60 Sheet1.D51:Sheet1.D51 Sheet1.D52:Sheet1.D60 Sheet1.E51:Sheet1.E51 Sheet1.E52:Sheet1.E60 Sheet1.F51:Sheet1.F51 Sheet1.F52:Sheet1.F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48.93pt" svg:y="774.54pt">
            <loext:p draw:notify-on-update-of-ranges="Sheet1.A62:Sheet1.A62 Sheet1.A63:Sheet1.A68 Sheet1.B62:Sheet1.B62 Sheet1.B63:Sheet1.B68 Sheet1.C62:Sheet1.C62 Sheet1.C63:Sheet1.C68 Sheet1.D62:Sheet1.D62 Sheet1.D63:Sheet1.D68 Sheet1.E62:Sheet1.E62 Sheet1.E63:Sheet1.E68 Sheet1.F62:Sheet1.F62 Sheet1.F63:Sheet1.F6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MORFOLOGIC 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331" calcext:value-type="float">
            <text:p>0.3331</text:p>
          </table:table-cell>
          <table:table-cell table:style-name="ce1" office:value-type="float" office:value="0.2019" calcext:value-type="float">
            <text:p>0.2019</text:p>
          </table:table-cell>
          <table:table-cell table:style-name="ce1" office:value-type="float" office:value="0.2848" calcext:value-type="float">
            <text:p>0.2848</text:p>
          </table:table-cell>
          <table:table-cell table:style-name="ce1" office:value-type="float" office:value="0.2645" calcext:value-type="float">
            <text:p>0.2645</text:p>
          </table:table-cell>
          <table:table-cell table:style-name="ce1" office:value-type="float" office:value="0.2848" calcext:value-type="float">
            <text:p>0.284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441" calcext:value-type="float">
            <text:p>0.441</text:p>
          </table:table-cell>
          <table:table-cell table:style-name="ce1" office:value-type="float" office:value="0.2833" calcext:value-type="float">
            <text:p>0.2833</text:p>
          </table:table-cell>
          <table:table-cell table:style-name="ce1" office:value-type="float" office:value="0.3886" calcext:value-type="float">
            <text:p>0.3886</text:p>
          </table:table-cell>
          <table:table-cell table:style-name="ce1" office:value-type="float" office:value="0.3494" calcext:value-type="float">
            <text:p>0.3494</text:p>
          </table:table-cell>
          <table:table-cell table:style-name="ce1" office:value-type="float" office:value="0.3886" calcext:value-type="float">
            <text:p>0.388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4927" calcext:value-type="float">
            <text:p>0.4927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4432" calcext:value-type="float">
            <text:p>0.4432</text:p>
          </table:table-cell>
          <table:table-cell table:style-name="ce1" office:value-type="float" office:value="0.4025" calcext:value-type="float">
            <text:p>0.4025</text:p>
          </table:table-cell>
          <table:table-cell table:style-name="ce1" office:value-type="float" office:value="0.4432" calcext:value-type="float">
            <text:p>0.44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389" calcext:value-type="float">
            <text:p>0.5389</text:p>
          </table:table-cell>
          <table:table-cell table:style-name="ce1" office:value-type="float" office:value="0.3647" calcext:value-type="float">
            <text:p>0.3647</text:p>
          </table:table-cell>
          <table:table-cell table:style-name="ce1" office:value-type="float" office:value="0.4781" calcext:value-type="float">
            <text:p>0.4781</text:p>
          </table:table-cell>
          <table:table-cell table:style-name="ce1" office:value-type="float" office:value="0.4395" calcext:value-type="float">
            <text:p>0.4395</text:p>
          </table:table-cell>
          <table:table-cell table:style-name="ce1" office:value-type="float" office:value="0.4781" calcext:value-type="float">
            <text:p>0.478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5782" calcext:value-type="float">
            <text:p>0.5782</text:p>
          </table:table-cell>
          <table:table-cell table:style-name="ce1" office:value-type="float" office:value="0.4179" calcext:value-type="float">
            <text:p>0.4179</text:p>
          </table:table-cell>
          <table:table-cell table:style-name="ce1" office:value-type="float" office:value="0.5264" calcext:value-type="float">
            <text:p>0.5264</text:p>
          </table:table-cell>
          <table:table-cell table:style-name="ce1" office:value-type="float" office:value="0.4863" calcext:value-type="float">
            <text:p>0.4863</text:p>
          </table:table-cell>
          <table:table-cell table:style-name="ce1" office:value-type="float" office:value="0.5264" calcext:value-type="float">
            <text:p>0.526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298" calcext:value-type="float">
            <text:p>0.7298</text:p>
          </table:table-cell>
          <table:table-cell table:style-name="ce1" office:value-type="float" office:value="0.5978" calcext:value-type="float">
            <text:p>0.5978</text:p>
          </table:table-cell>
          <table:table-cell table:style-name="ce1" office:value-type="float" office:value="0.6725" calcext:value-type="float">
            <text:p>0.6725</text:p>
          </table:table-cell>
          <table:table-cell table:style-name="ce1" office:value-type="float" office:value="0.6587" calcext:value-type="float">
            <text:p>0.6587</text:p>
          </table:table-cell>
          <table:table-cell table:style-name="ce1" office:value-type="float" office:value="0.6725" calcext:value-type="float">
            <text:p>0.672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8107" calcext:value-type="float">
            <text:p>0.8107</text:p>
          </table:table-cell>
          <table:table-cell table:style-name="ce1" office:value-type="float" office:value="0.7076" calcext:value-type="float">
            <text:p>0.7076</text:p>
          </table:table-cell>
          <table:table-cell table:style-name="ce1" office:value-type="float" office:value="0.7447" calcext:value-type="float">
            <text:p>0.7447</text:p>
          </table:table-cell>
          <table:table-cell table:style-name="ce1" office:value-type="float" office:value="0.7533" calcext:value-type="float">
            <text:p>0.7533</text:p>
          </table:table-cell>
          <table:table-cell table:style-name="ce1" office:value-type="float" office:value="0.7447" calcext:value-type="float">
            <text:p>0.7447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945" calcext:value-type="float">
            <text:p>0.8945</text:p>
          </table:table-cell>
          <table:table-cell table:style-name="ce1" office:value-type="float" office:value="0.8374" calcext:value-type="float">
            <text:p>0.8374</text:p>
          </table:table-cell>
          <table:table-cell table:style-name="ce1" office:value-type="float" office:value="0.8715" calcext:value-type="float">
            <text:p>0.8715</text:p>
          </table:table-cell>
          <table:table-cell table:style-name="ce1" office:value-type="float" office:value="0.8792" calcext:value-type="float">
            <text:p>0.8792</text:p>
          </table:table-cell>
          <table:table-cell table:style-name="ce1" office:value-type="float" office:value="0.8715" calcext:value-type="float">
            <text:p>0.8715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616" calcext:value-type="float">
            <text:p>0.9616</text:p>
          </table:table-cell>
          <table:table-cell table:style-name="ce1" office:value-type="float" office:value="0.9427" calcext:value-type="float">
            <text:p>0.9427</text:p>
          </table:table-cell>
          <table:table-cell table:style-name="ce1" office:value-type="float" office:value="0.9595" calcext:value-type="float">
            <text:p>0.9595</text:p>
          </table:table-cell>
          <table:table-cell table:style-name="ce1" office:value-type="float" office:value="0.9608" calcext:value-type="float">
            <text:p>0.9608</text:p>
          </table:table-cell>
          <table:table-cell table:style-name="ce1" office:value-type="float" office:value="0.9595" calcext:value-type="float">
            <text:p>0.95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305" calcext:value-type="float">
            <text:p>0.3305</text:p>
          </table:table-cell>
          <table:table-cell table:style-name="ce1" office:value-type="float" office:value="0.2378" calcext:value-type="float">
            <text:p>0.2378</text:p>
          </table:table-cell>
          <table:table-cell table:style-name="ce1" office:value-type="float" office:value="0.3258" calcext:value-type="float">
            <text:p>0.3258</text:p>
          </table:table-cell>
          <table:table-cell table:style-name="ce1" office:value-type="float" office:value="0.2503" calcext:value-type="float">
            <text:p>0.2503</text:p>
          </table:table-cell>
          <table:table-cell table:style-name="ce1" office:value-type="float" office:value="0.3258" calcext:value-type="float">
            <text:p>0.325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4414" calcext:value-type="float">
            <text:p>0.4414</text:p>
          </table:table-cell>
          <table:table-cell table:style-name="ce1" office:value-type="float" office:value="0.3359" calcext:value-type="float">
            <text:p>0.3359</text:p>
          </table:table-cell>
          <table:table-cell table:style-name="ce1" office:value-type="float" office:value="0.4101" calcext:value-type="float">
            <text:p>0.4101</text:p>
          </table:table-cell>
          <table:table-cell table:style-name="ce1" office:value-type="float" office:value="0.3425" calcext:value-type="float">
            <text:p>0.3425</text:p>
          </table:table-cell>
          <table:table-cell table:style-name="ce1" office:value-type="float" office:value="0.4101" calcext:value-type="float">
            <text:p>0.410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4973" calcext:value-type="float">
            <text:p>0.4973</text:p>
          </table:table-cell>
          <table:table-cell table:style-name="ce1" office:value-type="float" office:value="0.3981" calcext:value-type="float">
            <text:p>0.3981</text:p>
          </table:table-cell>
          <table:table-cell table:style-name="ce1" office:value-type="float" office:value="0.4582" calcext:value-type="float">
            <text:p>0.4582</text:p>
          </table:table-cell>
          <table:table-cell table:style-name="ce1" office:value-type="float" office:value="0.3857" calcext:value-type="float">
            <text:p>0.3857</text:p>
          </table:table-cell>
          <table:table-cell table:style-name="ce1" office:value-type="float" office:value="0.4582" calcext:value-type="float">
            <text:p>0.458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345" calcext:value-type="float">
            <text:p>0.5345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4885" calcext:value-type="float">
            <text:p>0.4885</text:p>
          </table:table-cell>
          <table:table-cell table:style-name="ce1" office:value-type="float" office:value="0.4235" calcext:value-type="float">
            <text:p>0.4235</text:p>
          </table:table-cell>
          <table:table-cell table:style-name="ce1" office:value-type="float" office:value="0.4885" calcext:value-type="float">
            <text:p>0.488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5835" calcext:value-type="float">
            <text:p>0.5835</text:p>
          </table:table-cell>
          <table:table-cell table:style-name="ce1" office:value-type="float" office:value="0.4776" calcext:value-type="float">
            <text:p>0.4776</text:p>
          </table:table-cell>
          <table:table-cell table:style-name="ce1" office:value-type="float" office:value="0.5558" calcext:value-type="float">
            <text:p>0.5558</text:p>
          </table:table-cell>
          <table:table-cell table:style-name="ce1" office:value-type="float" office:value="0.4826" calcext:value-type="float">
            <text:p>0.4826</text:p>
          </table:table-cell>
          <table:table-cell table:style-name="ce1" office:value-type="float" office:value="0.5558" calcext:value-type="float">
            <text:p>0.555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349" calcext:value-type="float">
            <text:p>0.7349</text:p>
          </table:table-cell>
          <table:table-cell table:style-name="ce1" office:value-type="float" office:value="0.6453" calcext:value-type="float">
            <text:p>0.6453</text:p>
          </table:table-cell>
          <table:table-cell table:style-name="ce1" office:value-type="float" office:value="0.6944" calcext:value-type="float">
            <text:p>0.6944</text:p>
          </table:table-cell>
          <table:table-cell table:style-name="ce1" office:value-type="float" office:value="0.6351" calcext:value-type="float">
            <text:p>0.6351</text:p>
          </table:table-cell>
          <table:table-cell office:value-type="float" office:value="0.6944" calcext:value-type="float">
            <text:p>0.694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8134" calcext:value-type="float">
            <text:p>0.8134</text:p>
          </table:table-cell>
          <table:table-cell table:style-name="ce1" office:value-type="float" office:value="0.7669" calcext:value-type="float">
            <text:p>0.7669</text:p>
          </table:table-cell>
          <table:table-cell table:style-name="ce1" office:value-type="float" office:value="0.7866" calcext:value-type="float">
            <text:p>0.7866</text:p>
          </table:table-cell>
          <table:table-cell table:style-name="ce1" office:value-type="float" office:value="0.7658" calcext:value-type="float">
            <text:p>0.7658</text:p>
          </table:table-cell>
          <table:table-cell table:style-name="ce1" office:value-type="float" office:value="0.7866" calcext:value-type="float">
            <text:p>0.7866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913" calcext:value-type="float">
            <text:p>0.8913</text:p>
          </table:table-cell>
          <table:table-cell table:style-name="ce1" office:value-type="float" office:value="0.8702" calcext:value-type="float">
            <text:p>0.8702</text:p>
          </table:table-cell>
          <table:table-cell table:style-name="ce1" office:value-type="float" office:value="0.8987" calcext:value-type="float">
            <text:p>0.8987</text:p>
          </table:table-cell>
          <table:table-cell table:style-name="ce1" office:value-type="float" office:value="0.8744" calcext:value-type="float">
            <text:p>0.8744</text:p>
          </table:table-cell>
          <table:table-cell table:style-name="ce1" office:value-type="float" office:value="0.8987" calcext:value-type="float">
            <text:p>0.8987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336" calcext:value-type="float">
            <text:p>0.9336</text:p>
          </table:table-cell>
          <table:table-cell table:style-name="ce1" office:value-type="float" office:value="0.9349" calcext:value-type="float">
            <text:p>0.9349</text:p>
          </table:table-cell>
          <table:table-cell table:style-name="ce1" office:value-type="float" office:value="0.9346" calcext:value-type="float">
            <text:p>0.9346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0.9346" calcext:value-type="float">
            <text:p>0.93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361" calcext:value-type="float">
            <text:p>0.3361</text:p>
          </table:table-cell>
          <table:table-cell table:style-name="ce1" office:value-type="float" office:value="0.2034" calcext:value-type="float">
            <text:p>0.2034</text:p>
          </table:table-cell>
          <table:table-cell table:style-name="ce1" office:value-type="float" office:value="0.2902" calcext:value-type="float">
            <text:p>0.2902</text:p>
          </table:table-cell>
          <table:table-cell table:style-name="ce1" office:value-type="float" office:value="0.2725" calcext:value-type="float">
            <text:p>0.2725</text:p>
          </table:table-cell>
          <table:table-cell table:style-name="ce1" office:value-type="float" office:value="0.2902" calcext:value-type="float">
            <text:p>0.29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4366" calcext:value-type="float">
            <text:p>0.4366</text:p>
          </table:table-cell>
          <table:table-cell table:style-name="ce1" office:value-type="float" office:value="0.2827" calcext:value-type="float">
            <text:p>0.2827</text:p>
          </table:table-cell>
          <table:table-cell table:style-name="ce1" office:value-type="float" office:value="0.3892" calcext:value-type="float">
            <text:p>0.3892</text:p>
          </table:table-cell>
          <table:table-cell table:style-name="ce1" office:value-type="float" office:value="0.3582" calcext:value-type="float">
            <text:p>0.3582</text:p>
          </table:table-cell>
          <table:table-cell table:style-name="ce1" office:value-type="float" office:value="0.3892" calcext:value-type="float">
            <text:p>0.389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4975" calcext:value-type="float">
            <text:p>0.4975</text:p>
          </table:table-cell>
          <table:table-cell table:style-name="ce1" office:value-type="float" office:value="0.3278" calcext:value-type="float">
            <text:p>0.3278</text:p>
          </table:table-cell>
          <table:table-cell table:style-name="ce1" office:value-type="float" office:value="0.4398" calcext:value-type="float">
            <text:p>0.4398</text:p>
          </table:table-cell>
          <table:table-cell table:style-name="ce1" office:value-type="float" office:value="0.4097" calcext:value-type="float">
            <text:p>0.4097</text:p>
          </table:table-cell>
          <table:table-cell table:style-name="ce1" office:value-type="float" office:value="0.4398" calcext:value-type="float">
            <text:p>0.439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3674" calcext:value-type="float">
            <text:p>0.3674</text:p>
          </table:table-cell>
          <table:table-cell table:style-name="ce1" office:value-type="float" office:value="0.4727" calcext:value-type="float">
            <text:p>0.4727</text:p>
          </table:table-cell>
          <table:table-cell table:style-name="ce1" office:value-type="float" office:value="0.4385" calcext:value-type="float">
            <text:p>0.4385</text:p>
          </table:table-cell>
          <table:table-cell table:style-name="ce1" office:value-type="float" office:value="0.4727" calcext:value-type="float">
            <text:p>0.472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5798" calcext:value-type="float">
            <text:p>0.5798</text:p>
          </table:table-cell>
          <table:table-cell table:style-name="ce1" office:value-type="float" office:value="0.4155" calcext:value-type="float">
            <text:p>0.4155</text:p>
          </table:table-cell>
          <table:table-cell table:style-name="ce1" office:value-type="float" office:value="0.5266" calcext:value-type="float">
            <text:p>0.5266</text:p>
          </table:table-cell>
          <table:table-cell table:style-name="ce1" office:value-type="float" office:value="0.4926" calcext:value-type="float">
            <text:p>0.4926</text:p>
          </table:table-cell>
          <table:table-cell table:style-name="ce1" office:value-type="float" office:value="0.5266" calcext:value-type="float">
            <text:p>0.526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office:value-type="float" office:value="0.5984" calcext:value-type="float">
            <text:p>0.5984</text:p>
          </table:table-cell>
          <table:table-cell table:style-name="ce1" office:value-type="float" office:value="0.6656" calcext:value-type="float">
            <text:p>0.6656</text:p>
          </table:table-cell>
          <table:table-cell table:style-name="ce1" office:value-type="float" office:value="0.6541" calcext:value-type="float">
            <text:p>0.6541</text:p>
          </table:table-cell>
          <table:table-cell table:style-name="ce1" office:value-type="float" office:value="0.6656" calcext:value-type="float">
            <text:p>0.665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8115" calcext:value-type="float">
            <text:p>0.8115</text:p>
          </table:table-cell>
          <table:table-cell table:style-name="ce1" office:value-type="float" office:value="0.7089" calcext:value-type="float">
            <text:p>0.7089</text:p>
          </table:table-cell>
          <table:table-cell table:style-name="ce1" office:value-type="float" office:value="0.7466" calcext:value-type="float">
            <text:p>0.7466</text:p>
          </table:table-cell>
          <table:table-cell table:style-name="ce1" office:value-type="float" office:value="0.7472" calcext:value-type="float">
            <text:p>0.7472</text:p>
          </table:table-cell>
          <table:table-cell table:style-name="ce1" office:value-type="float" office:value="0.7466" calcext:value-type="float">
            <text:p>0.7466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975" calcext:value-type="float">
            <text:p>0.8975</text:p>
          </table:table-cell>
          <table:table-cell table:style-name="ce1" office:value-type="float" office:value="0.8437" calcext:value-type="float">
            <text:p>0.8437</text:p>
          </table:table-cell>
          <table:table-cell table:style-name="ce1" office:value-type="float" office:value="0.8723" calcext:value-type="float">
            <text:p>0.8723</text:p>
          </table:table-cell>
          <table:table-cell table:style-name="ce1" office:value-type="float" office:value="0.8821" calcext:value-type="float">
            <text:p>0.8821</text:p>
          </table:table-cell>
          <table:table-cell table:style-name="ce1" office:value-type="float" office:value="0.8723" calcext:value-type="float">
            <text:p>0.8723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631" calcext:value-type="float">
            <text:p>0.9631</text:p>
          </table:table-cell>
          <table:table-cell table:style-name="ce1" office:value-type="float" office:value="0.9443" calcext:value-type="float">
            <text:p>0.9443</text:p>
          </table:table-cell>
          <table:table-cell table:style-name="ce1" office:value-type="float" office:value="0.9591" calcext:value-type="float">
            <text:p>0.9591</text:p>
          </table:table-cell>
          <table:table-cell table:style-name="ce1" office:value-type="float" office:value="0.9623" calcext:value-type="float">
            <text:p>0.9623</text:p>
          </table:table-cell>
          <table:table-cell table:style-name="ce1" office:value-type="float" office:value="0.9591" calcext:value-type="float">
            <text:p>0.95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364" calcext:value-type="float">
            <text:p>0.3364</text:p>
          </table:table-cell>
          <table:table-cell table:style-name="ce1" office:value-type="float" office:value="0.2372" calcext:value-type="float">
            <text:p>0.2372</text:p>
          </table:table-cell>
          <table:table-cell table:style-name="ce1" office:value-type="float" office:value="0.3217" calcext:value-type="float">
            <text:p>0.3217</text:p>
          </table:table-cell>
          <table:table-cell table:style-name="ce1" office:value-type="float" office:value="0.2499" calcext:value-type="float">
            <text:p>0.2499</text:p>
          </table:table-cell>
          <table:table-cell table:style-name="ce1" office:value-type="float" office:value="0.3217" calcext:value-type="float">
            <text:p>0.321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4436" calcext:value-type="float">
            <text:p>0.4436</text:p>
          </table:table-cell>
          <table:table-cell table:style-name="ce1" office:value-type="float" office:value="0.3348" calcext:value-type="float">
            <text:p>0.3348</text:p>
          </table:table-cell>
          <table:table-cell table:style-name="ce1" office:value-type="float" office:value="0.4075" calcext:value-type="float">
            <text:p>0.4075</text:p>
          </table:table-cell>
          <table:table-cell table:style-name="ce1" office:value-type="float" office:value="0.3408" calcext:value-type="float">
            <text:p>0.3408</text:p>
          </table:table-cell>
          <table:table-cell table:style-name="ce1" office:value-type="float" office:value="0.4075" calcext:value-type="float">
            <text:p>0.407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5002" calcext:value-type="float">
            <text:p>0.5002</text:p>
          </table:table-cell>
          <table:table-cell table:style-name="ce1" office:value-type="float" office:value="0.3975" calcext:value-type="float">
            <text:p>0.3975</text:p>
          </table:table-cell>
          <table:table-cell table:style-name="ce1" office:value-type="float" office:value="0.4615" calcext:value-type="float">
            <text:p>0.4615</text:p>
          </table:table-cell>
          <table:table-cell table:style-name="ce1" office:value-type="float" office:value="0.3868" calcext:value-type="float">
            <text:p>0.3868</text:p>
          </table:table-cell>
          <table:table-cell table:style-name="ce1" office:value-type="float" office:value="0.4615" calcext:value-type="float">
            <text:p>0.461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4325" calcext:value-type="float">
            <text:p>0.4325</text:p>
          </table:table-cell>
          <table:table-cell table:style-name="ce1" office:value-type="float" office:value="0.4924" calcext:value-type="float">
            <text:p>0.4924</text:p>
          </table:table-cell>
          <table:table-cell table:style-name="ce1" office:value-type="float" office:value="0.4226" calcext:value-type="float">
            <text:p>0.4226</text:p>
          </table:table-cell>
          <table:table-cell table:style-name="ce1" office:value-type="float" office:value="0.4924" calcext:value-type="float">
            <text:p>0.4924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5854" calcext:value-type="float">
            <text:p>0.5854</text:p>
          </table:table-cell>
          <table:table-cell table:style-name="ce1" office:value-type="float" office:value="0.4795" calcext:value-type="float">
            <text:p>0.4795</text:p>
          </table:table-cell>
          <table:table-cell table:style-name="ce1" office:value-type="float" office:value="0.5561" calcext:value-type="float">
            <text:p>0.5561</text:p>
          </table:table-cell>
          <table:table-cell table:style-name="ce1" office:value-type="float" office:value="0.4828" calcext:value-type="float">
            <text:p>0.4828</text:p>
          </table:table-cell>
          <table:table-cell table:style-name="ce1" office:value-type="float" office:value="0.5561" calcext:value-type="float">
            <text:p>0.556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349" calcext:value-type="float">
            <text:p>0.7349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6948" calcext:value-type="float">
            <text:p>0.6948</text:p>
          </table:table-cell>
          <table:table-cell table:style-name="ce1" office:value-type="float" office:value="0.6353" calcext:value-type="float">
            <text:p>0.6353</text:p>
          </table:table-cell>
          <table:table-cell table:style-name="ce1" office:value-type="float" office:value="0.6948" calcext:value-type="float">
            <text:p>0.694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8118" calcext:value-type="float">
            <text:p>0.811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878" calcext:value-type="float">
            <text:p>0.7878</text:p>
          </table:table-cell>
          <table:table-cell table:style-name="ce1" office:value-type="float" office:value="0.7664" calcext:value-type="float">
            <text:p>0.7664</text:p>
          </table:table-cell>
          <table:table-cell table:style-name="ce1" office:value-type="float" office:value="0.7878" calcext:value-type="float">
            <text:p>0.787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933" calcext:value-type="float">
            <text:p>0.8933</text:p>
          </table:table-cell>
          <table:table-cell table:style-name="ce1" office:value-type="float" office:value="0.8694" calcext:value-type="float">
            <text:p>0.8694</text:p>
          </table:table-cell>
          <table:table-cell table:style-name="ce1" office:value-type="float" office:value="0.8978" calcext:value-type="float">
            <text:p>0.8978</text:p>
          </table:table-cell>
          <table:table-cell table:style-name="ce1" office:value-type="float" office:value="0.8764" calcext:value-type="float">
            <text:p>0.8764</text:p>
          </table:table-cell>
          <table:table-cell table:style-name="ce1" office:value-type="float" office:value="0.8978" calcext:value-type="float">
            <text:p>0.8978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331" calcext:value-type="float">
            <text:p>0.9331</text:p>
          </table:table-cell>
          <table:table-cell table:style-name="ce1" office:value-type="float" office:value="0.9344" calcext:value-type="float">
            <text:p>0.9344</text:p>
          </table:table-cell>
          <table:table-cell table:style-name="ce1" office:value-type="float" office:value="0.9341" calcext:value-type="float">
            <text:p>0.9341</text:p>
          </table:table-cell>
          <table:table-cell table:style-name="ce1" office:value-type="float" office:value="0.9344" calcext:value-type="float">
            <text:p>0.9344</text:p>
          </table:table-cell>
          <table:table-cell table:style-name="ce1" office:value-type="float" office:value="0.9341" calcext:value-type="float">
            <text:p>0.934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HITESPACE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043" calcext:value-type="float">
            <text:p>0.3043</text:p>
          </table:table-cell>
          <table:table-cell table:style-name="ce1" office:value-type="float" office:value="0.1814" calcext:value-type="float">
            <text:p>0.1814</text:p>
          </table:table-cell>
          <table:table-cell table:style-name="ce1" office:value-type="float" office:value="0.2558" calcext:value-type="float">
            <text:p>0.2558</text:p>
          </table:table-cell>
          <table:table-cell table:style-name="ce1" office:value-type="float" office:value="0.1814" calcext:value-type="float">
            <text:p>0.1814</text:p>
          </table:table-cell>
          <table:table-cell table:style-name="ce1" office:value-type="float" office:value="0.2495" calcext:value-type="float">
            <text:p>0.249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3985" calcext:value-type="float">
            <text:p>0.3985</text:p>
          </table:table-cell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0.3377" calcext:value-type="float">
            <text:p>0.3377</text:p>
          </table:table-cell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0.3328" calcext:value-type="float">
            <text:p>0.3328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4583" calcext:value-type="float">
            <text:p>0.4583</text:p>
          </table:table-cell>
          <table:table-cell table:style-name="ce1" office:value-type="float" office:value="0.2928" calcext:value-type="float">
            <text:p>0.2928</text:p>
          </table:table-cell>
          <table:table-cell table:style-name="ce1" office:value-type="float" office:value="0.3864" calcext:value-type="float">
            <text:p>0.3864</text:p>
          </table:table-cell>
          <table:table-cell table:style-name="ce1" office:value-type="float" office:value="0.2928" calcext:value-type="float">
            <text:p>0.2928</text:p>
          </table:table-cell>
          <table:table-cell table:style-name="ce1" office:value-type="float" office:value="0.376" calcext:value-type="float">
            <text:p>0.37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4938" calcext:value-type="float">
            <text:p>0.4938</text:p>
          </table:table-cell>
          <table:table-cell table:style-name="ce1" office:value-type="float" office:value="0.3236" calcext:value-type="float">
            <text:p>0.3236</text:p>
          </table:table-cell>
          <table:table-cell table:style-name="ce1" office:value-type="float" office:value="0.4135" calcext:value-type="float">
            <text:p>0.4135</text:p>
          </table:table-cell>
          <table:table-cell table:style-name="ce1" office:value-type="float" office:value="0.3236" calcext:value-type="float">
            <text:p>0.3236</text:p>
          </table:table-cell>
          <table:table-cell table:style-name="ce1" office:value-type="float" office:value="0.4091" calcext:value-type="float">
            <text:p>0.409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5475" calcext:value-type="float">
            <text:p>0.5475</text:p>
          </table:table-cell>
          <table:table-cell table:style-name="ce1" office:value-type="float" office:value="0.3733" calcext:value-type="float">
            <text:p>0.3733</text:p>
          </table:table-cell>
          <table:table-cell table:style-name="ce1" office:value-type="float" office:value="0.4635" calcext:value-type="float">
            <text:p>0.4635</text:p>
          </table:table-cell>
          <table:table-cell table:style-name="ce1" office:value-type="float" office:value="0.3733" calcext:value-type="float">
            <text:p>0.3733</text:p>
          </table:table-cell>
          <table:table-cell table:style-name="ce1" office:value-type="float" office:value="0.4629" calcext:value-type="float">
            <text:p>0.462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7088" calcext:value-type="float">
            <text:p>0.7088</text:p>
          </table:table-cell>
          <table:table-cell table:style-name="ce1" office:value-type="float" office:value="0.5673" calcext:value-type="float">
            <text:p>0.5673</text:p>
          </table:table-cell>
          <table:table-cell table:style-name="ce1" office:value-type="float" office:value="0.6361" calcext:value-type="float">
            <text:p>0.6361</text:p>
          </table:table-cell>
          <table:table-cell table:style-name="ce1" office:value-type="float" office:value="0.5673" calcext:value-type="float">
            <text:p>0.5673</text:p>
          </table:table-cell>
          <table:table-cell table:style-name="ce1" office:value-type="float" office:value="0.635" calcext:value-type="float">
            <text:p>0.63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7837" calcext:value-type="float">
            <text:p>0.7837</text:p>
          </table:table-cell>
          <table:table-cell table:style-name="ce1" office:value-type="float" office:value="0.6683" calcext:value-type="float">
            <text:p>0.6683</text:p>
          </table:table-cell>
          <table:table-cell table:style-name="ce1" office:value-type="float" office:value="0.7128" calcext:value-type="float">
            <text:p>0.7128</text:p>
          </table:table-cell>
          <table:table-cell table:style-name="ce1" office:value-type="float" office:value="0.6683" calcext:value-type="float">
            <text:p>0.6683</text:p>
          </table:table-cell>
          <table:table-cell table:style-name="ce1" office:value-type="float" office:value="0.7257" calcext:value-type="float">
            <text:p>0.7257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809" calcext:value-type="float">
            <text:p>0.8809</text:p>
          </table:table-cell>
          <table:table-cell table:style-name="ce1" office:value-type="float" office:value="0.8184" calcext:value-type="float">
            <text:p>0.8184</text:p>
          </table:table-cell>
          <table:table-cell table:style-name="ce1" office:value-type="float" office:value="0.8329" calcext:value-type="float">
            <text:p>0.8329</text:p>
          </table:table-cell>
          <table:table-cell table:style-name="ce1" office:value-type="float" office:value="0.8184" calcext:value-type="float">
            <text:p>0.8184</text:p>
          </table:table-cell>
          <table:table-cell table:style-name="ce1" office:value-type="float" office:value="0.8567" calcext:value-type="float">
            <text:p>0.8567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539" calcext:value-type="float">
            <text:p>0.9539</text:p>
          </table:table-cell>
          <table:table-cell table:style-name="ce1" office:value-type="float" office:value="0.9381" calcext:value-type="float">
            <text:p>0.9381</text:p>
          </table:table-cell>
          <table:table-cell table:style-name="ce1" office:value-type="float" office:value="0.9517" calcext:value-type="float">
            <text:p>0.9517</text:p>
          </table:table-cell>
          <table:table-cell table:style-name="ce1" office:value-type="float" office:value="0.9381" calcext:value-type="float">
            <text:p>0.9381</text:p>
          </table:table-cell>
          <table:table-cell table:style-name="ce1" office:value-type="float" office:value="0.9568" calcext:value-type="float">
            <text:p>0.95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2558" calcext:value-type="float">
            <text:p>0.2558</text:p>
          </table:table-cell>
          <table:table-cell table:style-name="ce1" office:value-type="float" office:value="0.3475" calcext:value-type="float">
            <text:p>0.3475</text:p>
          </table:table-cell>
          <table:table-cell table:style-name="ce1" office:value-type="float" office:value="0.2425" calcext:value-type="float">
            <text:p>0.2425</text:p>
          </table:table-cell>
          <table:table-cell table:style-name="ce1" office:value-type="float" office:value="0.2567" calcext:value-type="float">
            <text:p>0.2567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3377" calcext:value-type="float">
            <text:p>0.3377</text:p>
          </table:table-cell>
          <table:table-cell table:style-name="ce1" office:value-type="float" office:value="0.4485" calcext:value-type="float">
            <text:p>0.4485</text:p>
          </table:table-cell>
          <table:table-cell table:style-name="ce1" office:value-type="float" office:value="0.3268" calcext:value-type="float">
            <text:p>0.3268</text:p>
          </table:table-cell>
          <table:table-cell table:style-name="ce1" office:value-type="float" office:value="0.3443" calcext:value-type="float">
            <text:p>0.3443</text:p>
          </table:table-cell>
          <table:table-cell table:style-name="ce1" office:value-type="float" office:value="0.4388" calcext:value-type="float">
            <text:p>0.4388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3864" calcext:value-type="float">
            <text:p>0.3864</text:p>
          </table:table-cell>
          <table:table-cell table:style-name="ce1" office:value-type="float" office:value="0.5133" calcext:value-type="float">
            <text:p>0.5133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3982" calcext:value-type="float">
            <text:p>0.3982</text:p>
          </table:table-cell>
          <table:table-cell table:style-name="ce1" office:value-type="float" office:value="0.4898" calcext:value-type="float">
            <text:p>0.489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4135" calcext:value-type="float">
            <text:p>0.4135</text:p>
          </table:table-cell>
          <table:table-cell table:style-name="ce1" office:value-type="float" office:value="0.5565" calcext:value-type="float">
            <text:p>0.5565</text:p>
          </table:table-cell>
          <table:table-cell table:style-name="ce1" office:value-type="float" office:value="0.4252" calcext:value-type="float">
            <text:p>0.4252</text:p>
          </table:table-cell>
          <table:table-cell table:style-name="ce1" office:value-type="float" office:value="0.4422" calcext:value-type="float">
            <text:p>0.4422</text:p>
          </table:table-cell>
          <table:table-cell table:style-name="ce1" office:value-type="float" office:value="0.5241" calcext:value-type="float">
            <text:p>0.524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4635" calcext:value-type="float">
            <text:p>0.4635</text:p>
          </table:table-cell>
          <table:table-cell table:style-name="ce1" office:value-type="float" office:value="0.6156" calcext:value-type="float">
            <text:p>0.6156</text:p>
          </table:table-cell>
          <table:table-cell table:style-name="ce1" office:value-type="float" office:value="0.4866" calcext:value-type="float">
            <text:p>0.4866</text:p>
          </table:table-cell>
          <table:table-cell table:style-name="ce1" office:value-type="float" office:value="0.5006" calcext:value-type="float">
            <text:p>0.5006</text:p>
          </table:table-cell>
          <table:table-cell table:style-name="ce1" office:value-type="float" office:value="0.5842" calcext:value-type="float">
            <text:p>0.584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6361" calcext:value-type="float">
            <text:p>0.6361</text:p>
          </table:table-cell>
          <table:table-cell table:style-name="ce1" office:value-type="float" office:value="0.7637" calcext:value-type="float">
            <text:p>0.7637</text:p>
          </table:table-cell>
          <table:table-cell table:style-name="ce1" office:value-type="float" office:value="0.6728" calcext:value-type="float">
            <text:p>0.6728</text:p>
          </table:table-cell>
          <table:table-cell table:style-name="ce1" office:value-type="float" office:value="0.6552" calcext:value-type="float">
            <text:p>0.6552</text:p>
          </table:table-cell>
          <table:table-cell table:style-name="ce1" office:value-type="float" office:value="0.7319" calcext:value-type="float">
            <text:p>0.731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7128" calcext:value-type="float">
            <text:p>0.7128</text:p>
          </table:table-cell>
          <table:table-cell table:style-name="ce1" office:value-type="float" office:value="0.8388" calcext:value-type="float">
            <text:p>0.8388</text:p>
          </table:table-cell>
          <table:table-cell table:style-name="ce1" office:value-type="float" office:value="0.7759" calcext:value-type="float">
            <text:p>0.7759</text:p>
          </table:table-cell>
          <table:table-cell table:style-name="ce1" office:value-type="float" office:value="0.7718" calcext:value-type="float">
            <text:p>0.7718</text:p>
          </table:table-cell>
          <table:table-cell table:style-name="ce1" office:value-type="float" office:value="0.8198" calcext:value-type="float">
            <text:p>0.8198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8329" calcext:value-type="float">
            <text:p>0.8329</text:p>
          </table:table-cell>
          <table:table-cell table:style-name="ce1" office:value-type="float" office:value="0.9183" calcext:value-type="float">
            <text:p>0.9183</text:p>
          </table:table-cell>
          <table:table-cell table:style-name="ce1" office:value-type="float" office:value="0.8881" calcext:value-type="float">
            <text:p>0.8881</text:p>
          </table:table-cell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.9078" calcext:value-type="float">
            <text:p>0.9078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9517" calcext:value-type="float">
            <text:p>0.9517</text:p>
          </table:table-cell>
          <table:table-cell table:style-name="ce1" office:value-type="float" office:value="0.9548" calcext:value-type="float">
            <text:p>0.9548</text:p>
          </table:table-cell>
          <table:table-cell table:style-name="ce1" office:value-type="float" office:value="0.9535" calcext:value-type="float">
            <text:p>0.9535</text:p>
          </table:table-cell>
          <table:table-cell table:style-name="ce1" office:value-type="float" office:value="0.9547" calcext:value-type="float">
            <text:p>0.9547</text:p>
          </table:table-cell>
          <table:table-cell table:style-name="ce1" office:value-type="float" office:value="0.9554" calcext:value-type="float">
            <text:p>0.955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1" office:value-type="string" calcext:value-type="string">
            <text:p>BM25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LM_DIRICHLET</text:p>
          </table:table-cell>
          <table:table-cell table:style-name="ce1" office:value-type="string" calcext:value-type="string">
            <text:p>SWEET_SPO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RFOLOGIC</text:p>
          </table:table-cell>
          <table:table-cell table:style-name="ce1" office:value-type="float" office:value="0.4059" calcext:value-type="float">
            <text:p>0.4059</text:p>
          </table:table-cell>
          <table:table-cell table:style-name="ce1" office:value-type="float" office:value="0.2364" calcext:value-type="float">
            <text:p>0.2364</text:p>
          </table:table-cell>
          <table:table-cell table:style-name="ce1" office:value-type="float" office:value="0.3513" calcext:value-type="float">
            <text:p>0.3513</text:p>
          </table:table-cell>
          <table:table-cell table:style-name="ce1" office:value-type="float" office:value="0.3112" calcext:value-type="float">
            <text:p>0.3112</text:p>
          </table:table-cell>
          <table:table-cell table:style-name="ce1" office:value-type="float" office:value="0.3513" calcext:value-type="float">
            <text:p>0.35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float" office:value="0.4066" calcext:value-type="float">
            <text:p>0.4066</text:p>
          </table:table-cell>
          <table:table-cell table:style-name="ce1" office:value-type="float" office:value="0.2834" calcext:value-type="float">
            <text:p>0.2834</text:p>
          </table:table-cell>
          <table:table-cell table:style-name="ce1" office:value-type="float" office:value="0.3794" calcext:value-type="float">
            <text:p>0.3794</text:p>
          </table:table-cell>
          <table:table-cell table:style-name="ce1" office:value-type="float" office:value="0.3001" calcext:value-type="float">
            <text:p>0.3001</text:p>
          </table:table-cell>
          <table:table-cell table:style-name="ce1" office:value-type="float" office:value="0.3794" calcext:value-type="float">
            <text:p>0.37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float" office:value="0.4067" calcext:value-type="float">
            <text:p>0.4067</text:p>
          </table:table-cell>
          <table:table-cell table:style-name="ce1" office:value-type="float" office:value="0.2371" calcext:value-type="float">
            <text:p>0.2371</text:p>
          </table:table-cell>
          <table:table-cell table:style-name="ce1" office:value-type="float" office:value="0.3527" calcext:value-type="float">
            <text:p>0.3527</text:p>
          </table:table-cell>
          <table:table-cell table:style-name="ce1" office:value-type="float" office:value="0.3107" calcext:value-type="float">
            <text:p>0.3107</text:p>
          </table:table-cell>
          <table:table-cell table:style-name="ce1" office:value-type="float" office:value="0.3527" calcext:value-type="float">
            <text:p>0.35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style-name="ce1" office:value-type="float" office:value="0.4069" calcext:value-type="float">
            <text:p>0.4069</text:p>
          </table:table-cell>
          <table:table-cell table:style-name="ce1" office:value-type="float" office:value="0.2837" calcext:value-type="float">
            <text:p>0.2837</text:p>
          </table:table-cell>
          <table:table-cell table:style-name="ce1" office:value-type="float" office:value="0.3767" calcext:value-type="float">
            <text:p>0.3767</text:p>
          </table:table-cell>
          <table:table-cell table:style-name="ce1" office:value-type="float" office:value="0.3006" calcext:value-type="float">
            <text:p>0.3006</text:p>
          </table:table-cell>
          <table:table-cell table:style-name="ce1" office:value-type="float" office:value="0.3767" calcext:value-type="float">
            <text:p>0.37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STOM</text:p>
          </table:table-cell>
          <table:table-cell table:style-name="ce1" office:value-type="float" office:value="0.3027" calcext:value-type="float">
            <text:p>0.3027</text:p>
          </table:table-cell>
          <table:table-cell table:style-name="ce1" office:value-type="float" office:value="0.4297" calcext:value-type="float">
            <text:p>0.4297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3119" calcext:value-type="float">
            <text:p>0.3119</text:p>
          </table:table-cell>
          <table:table-cell table:style-name="ce1" office:value-type="float" office:value="0.401" calcext:value-type="float">
            <text:p>0.4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HITESPACE</text:p>
          </table:table-cell>
          <table:table-cell table:style-name="ce1" office:value-type="float" office:value="0.3674" calcext:value-type="float">
            <text:p>0.3674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027" calcext:value-type="float">
            <text:p>0.3027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914" calcext:value-type="float">
            <text:p>0.2914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37:14.757093509</meta:creation-date>
    <dc:date>2018-10-21T15:46:57.326925810</dc:date>
    <meta:editing-duration>PT10S</meta:editing-duration>
    <meta:editing-cycles>1</meta:editing-cycles>
    <meta:document-statistic meta:table-count="1" meta:cell-count="401" meta:object-count="7"/>
    <meta:generator>LibreOffice/5.1.6.2$Linux_X86_64 LibreOffice_project/10m0$Build-2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76cm" svg:y="0.316cm" chart:style-name="ch2">
          <text:p>Ranking Model Vs Size of Recall
for Morfologic Analyzer</text:p>
        </chart:title>
        <chart:legend chart:legend-position="bottom" svg:x="3.137cm" svg:y="7.719cm" style:legend-expansion="wide" chart:style-name="ch3"/>
        <chart:plot-area chart:style-name="ch4" table:cell-range-address="Sheet1.B1:Sheet1.F10" chart:data-source-has-labels="row" svg:x="1.331cm" svg:y="1.778cm" svg:width="14.349cm" svg:height="4.78cm">
          <chartooo:coordinate-region svg:x="2.058cm" svg:y="1.977cm" svg:width="13.528cm" svg:height="3.934cm"/>
          <chart:axis chart:dimension="x" chart:name="primary-x" chart:style-name="ch5">
            <chart:title svg:x="7.456cm" svg:y="6.738cm" chart:style-name="ch6">
              <text:p>Size of Recall</text:p>
            </chart:title>
            <chart:grid chart:style-name="ch7" chart:class="major"/>
          </chart:axis>
          <chart:axis chart:dimension="y" chart:name="primary-y" chart:style-name="ch8">
            <chart:title svg:x="0.451cm" svg:y="5.363cm" chart:style-name="ch9">
              <text:p>Ranking Model </text:p>
            </chart:title>
            <chart:grid chart:style-name="ch7" chart:class="major"/>
          </chart:axi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series chart:style-name="ch12" chart:values-cell-range-address="Sheet1.D2:Sheet1.D10" chart:label-cell-address="Sheet1.D1:Sheet1.D1" chart:class="chart:line">
            <chart:data-point chart:repeated="9"/>
          </chart:series>
          <chart:series chart:style-name="ch13" chart:values-cell-range-address="Sheet1.E2:Sheet1.E10" chart:label-cell-address="Sheet1.E1:Sheet1.E1" chart:class="chart:line">
            <chart:data-point chart:repeated="9"/>
          </chart:series>
          <chart:series chart:style-name="ch14" chart:values-cell-range-address="Sheet1.F2:Sheet1.F10" chart:label-cell-address="Sheet1.F1:Sheet1.F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1:Sheet1.B1</svg:desc>
                </draw:g>
              </table:table-cell>
              <table:table-cell office:value-type="string">
                <text:p>BOOLEAN</text:p>
                <draw:g>
                  <svg:desc>Sheet1.C1:Sheet1.C1</svg:desc>
                </draw:g>
              </table:table-cell>
              <table:table-cell office:value-type="string">
                <text:p>CLASSIC</text:p>
                <draw:g>
                  <svg:desc>Sheet1.D1:Sheet1.D1</svg:desc>
                </draw:g>
              </table:table-cell>
              <table:table-cell office:value-type="string">
                <text:p>LM_DIRICHLET</text:p>
                <draw:g>
                  <svg:desc>Sheet1.E1:Sheet1.E1</svg:desc>
                </draw:g>
              </table:table-cell>
              <table:table-cell office:value-type="string">
                <text:p>SWEET_SPO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1">
                <text:p>0.3331</text:p>
                <draw:g>
                  <svg:desc>Sheet1.B2:Sheet1.B10</svg:desc>
                </draw:g>
              </table:table-cell>
              <table:table-cell office:value-type="float" office:value="0.2019">
                <text:p>0.2019</text:p>
                <draw:g>
                  <svg:desc>Sheet1.C2:Sheet1.C10</svg:desc>
                </draw:g>
              </table:table-cell>
              <table:table-cell office:value-type="float" office:value="0.2848">
                <text:p>0.2848</text:p>
                <draw:g>
                  <svg:desc>Sheet1.D2:Sheet1.D10</svg:desc>
                </draw:g>
              </table:table-cell>
              <table:table-cell office:value-type="float" office:value="0.2645">
                <text:p>0.2645</text:p>
                <draw:g>
                  <svg:desc>Sheet1.E2:Sheet1.E10</svg:desc>
                </draw:g>
              </table:table-cell>
              <table:table-cell office:value-type="float" office:value="0.2848">
                <text:p>0.2848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1">
                <text:p>0.441</text:p>
              </table:table-cell>
              <table:table-cell office:value-type="float" office:value="0.2833">
                <text:p>0.2833</text:p>
              </table:table-cell>
              <table:table-cell office:value-type="float" office:value="0.3886">
                <text:p>0.3886</text:p>
              </table:table-cell>
              <table:table-cell office:value-type="float" office:value="0.3494">
                <text:p>0.3494</text:p>
              </table:table-cell>
              <table:table-cell office:value-type="float" office:value="0.3886">
                <text:p>0.3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27">
                <text:p>0.4927</text:p>
              </table:table-cell>
              <table:table-cell office:value-type="float" office:value="0.327">
                <text:p>0.327</text:p>
              </table:table-cell>
              <table:table-cell office:value-type="float" office:value="0.4432">
                <text:p>0.4432</text:p>
              </table:table-cell>
              <table:table-cell office:value-type="float" office:value="0.4025">
                <text:p>0.4025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89">
                <text:p>0.5389</text:p>
              </table:table-cell>
              <table:table-cell office:value-type="float" office:value="0.3647">
                <text:p>0.3647</text:p>
              </table:table-cell>
              <table:table-cell office:value-type="float" office:value="0.4781">
                <text:p>0.4781</text:p>
              </table:table-cell>
              <table:table-cell office:value-type="float" office:value="0.4395">
                <text:p>0.4395</text:p>
              </table:table-cell>
              <table:table-cell office:value-type="float" office:value="0.4781">
                <text:p>0.4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82">
                <text:p>0.5782</text:p>
              </table:table-cell>
              <table:table-cell office:value-type="float" office:value="0.4179">
                <text:p>0.4179</text:p>
              </table:table-cell>
              <table:table-cell office:value-type="float" office:value="0.5264">
                <text:p>0.5264</text:p>
              </table:table-cell>
              <table:table-cell office:value-type="float" office:value="0.4863">
                <text:p>0.4863</text:p>
              </table:table-cell>
              <table:table-cell office:value-type="float" office:value="0.5264">
                <text:p>0.5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98">
                <text:p>0.7298</text:p>
              </table:table-cell>
              <table:table-cell office:value-type="float" office:value="0.5978">
                <text:p>0.5978</text:p>
              </table:table-cell>
              <table:table-cell office:value-type="float" office:value="0.6725">
                <text:p>0.6725</text:p>
              </table:table-cell>
              <table:table-cell office:value-type="float" office:value="0.6587">
                <text:p>0.6587</text:p>
              </table:table-cell>
              <table:table-cell office:value-type="float" office:value="0.6725">
                <text:p>0.6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07">
                <text:p>0.8107</text:p>
              </table:table-cell>
              <table:table-cell office:value-type="float" office:value="0.7076">
                <text:p>0.7076</text:p>
              </table:table-cell>
              <table:table-cell office:value-type="float" office:value="0.7447">
                <text:p>0.7447</text:p>
              </table:table-cell>
              <table:table-cell office:value-type="float" office:value="0.7533">
                <text:p>0.7533</text:p>
              </table:table-cell>
              <table:table-cell office:value-type="float" office:value="0.7447">
                <text:p>0.7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45">
                <text:p>0.8945</text:p>
              </table:table-cell>
              <table:table-cell office:value-type="float" office:value="0.8374">
                <text:p>0.8374</text:p>
              </table:table-cell>
              <table:table-cell office:value-type="float" office:value="0.8715">
                <text:p>0.8715</text:p>
              </table:table-cell>
              <table:table-cell office:value-type="float" office:value="0.8792">
                <text:p>0.8792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16">
                <text:p>0.9616</text:p>
              </table:table-cell>
              <table:table-cell office:value-type="float" office:value="0.9427">
                <text:p>0.9427</text:p>
              </table:table-cell>
              <table:table-cell office:value-type="float" office:value="0.9595">
                <text:p>0.9595</text:p>
              </table:table-cell>
              <table:table-cell office:value-type="float" office:value="0.9608">
                <text:p>0.9608</text:p>
              </table:table-cell>
              <table:table-cell office:value-type="float" office:value="0.9595">
                <text:p>0.9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Ranking Model Vs Size of Recall</text:p>
        </chart:title>
        <chart:subtitle svg:x="6.382cm" svg:y="1.275cm" chart:style-name="ch3">
          <text:p>For Stop Analyzer</text:p>
        </chart:subtitle>
        <chart:legend chart:legend-position="bottom" svg:x="3.137cm" svg:y="7.719cm" style:legend-expansion="wide" chart:style-name="ch4"/>
        <chart:plot-area chart:style-name="ch5" table:cell-range-address="Sheet1.B11:Sheet1.F20" chart:data-source-has-labels="row" svg:x="1.331cm" svg:y="2.138cm" svg:width="14.349cm" svg:height="4.42cm">
          <chartooo:coordinate-region svg:x="2.058cm" svg:y="2.337cm" svg:width="13.528cm" svg:height="3.574cm"/>
          <chart:axis chart:dimension="x" chart:name="primary-x" chart:style-name="ch6">
            <chart:title svg:x="7.456cm" svg:y="6.738cm" chart:style-name="ch7">
              <text:p>Size of Recall</text:p>
            </chart:title>
            <chart:grid chart:style-name="ch8" chart:class="major"/>
          </chart:axis>
          <chart:axis chart:dimension="y" chart:name="primary-y" chart:style-name="ch6">
            <chart:title svg:x="0.451cm" svg:y="5.503cm" chart:style-name="ch9">
              <text:p>Ranking Model</text:p>
            </chart:title>
            <chart:grid chart:style-name="ch8" chart:class="major"/>
          </chart:axis>
          <chart:series chart:style-name="ch10" chart:values-cell-range-address="Sheet1.B12:Sheet1.B20" chart:label-cell-address="Sheet1.B11:Sheet1.B11" chart:class="chart:line">
            <chart:data-point chart:repeated="9"/>
          </chart:series>
          <chart:series chart:style-name="ch11" chart:values-cell-range-address="Sheet1.C12:Sheet1.C20" chart:label-cell-address="Sheet1.C11:Sheet1.C11" chart:class="chart:line">
            <chart:data-point chart:repeated="9"/>
          </chart:series>
          <chart:series chart:style-name="ch12" chart:values-cell-range-address="Sheet1.D12:Sheet1.D20" chart:label-cell-address="Sheet1.D11:Sheet1.D11" chart:class="chart:line">
            <chart:data-point chart:repeated="9"/>
          </chart:series>
          <chart:series chart:style-name="ch13" chart:values-cell-range-address="Sheet1.E12:Sheet1.E20" chart:label-cell-address="Sheet1.E11:Sheet1.E11" chart:class="chart:line">
            <chart:data-point chart:repeated="9"/>
          </chart:series>
          <chart:series chart:style-name="ch14" chart:values-cell-range-address="Sheet1.F12:Sheet1.F20" chart:label-cell-address="Sheet1.F11:Sheet1.F1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11:Sheet1.B11</svg:desc>
                </draw:g>
              </table:table-cell>
              <table:table-cell office:value-type="string">
                <text:p>BOOLEAN</text:p>
                <draw:g>
                  <svg:desc>Sheet1.C11:Sheet1.C11</svg:desc>
                </draw:g>
              </table:table-cell>
              <table:table-cell office:value-type="string">
                <text:p>CLASSIC</text:p>
                <draw:g>
                  <svg:desc>Sheet1.D11:Sheet1.D11</svg:desc>
                </draw:g>
              </table:table-cell>
              <table:table-cell office:value-type="string">
                <text:p>LM_DIRICHLET</text:p>
                <draw:g>
                  <svg:desc>Sheet1.E11:Sheet1.E11</svg:desc>
                </draw:g>
              </table:table-cell>
              <table:table-cell office:value-type="string">
                <text:p>SWEET_SPOT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05">
                <text:p>0.3305</text:p>
                <draw:g>
                  <svg:desc>Sheet1.B12:Sheet1.B20</svg:desc>
                </draw:g>
              </table:table-cell>
              <table:table-cell office:value-type="float" office:value="0.2378">
                <text:p>0.2378</text:p>
                <draw:g>
                  <svg:desc>Sheet1.C12:Sheet1.C20</svg:desc>
                </draw:g>
              </table:table-cell>
              <table:table-cell office:value-type="float" office:value="0.3258">
                <text:p>0.3258</text:p>
                <draw:g>
                  <svg:desc>Sheet1.D12:Sheet1.D20</svg:desc>
                </draw:g>
              </table:table-cell>
              <table:table-cell office:value-type="float" office:value="0.2503">
                <text:p>0.2503</text:p>
                <draw:g>
                  <svg:desc>Sheet1.E12:Sheet1.E20</svg:desc>
                </draw:g>
              </table:table-cell>
              <table:table-cell office:value-type="float" office:value="0.3258">
                <text:p>0.3258</text:p>
                <draw:g>
                  <svg:desc>Sheet1.F1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14">
                <text:p>0.4414</text:p>
              </table:table-cell>
              <table:table-cell office:value-type="float" office:value="0.3359">
                <text:p>0.3359</text:p>
              </table:table-cell>
              <table:table-cell office:value-type="float" office:value="0.4101">
                <text:p>0.4101</text:p>
              </table:table-cell>
              <table:table-cell office:value-type="float" office:value="0.3425">
                <text:p>0.3425</text:p>
              </table:table-cell>
              <table:table-cell office:value-type="float" office:value="0.4101">
                <text:p>0.4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73">
                <text:p>0.4973</text:p>
              </table:table-cell>
              <table:table-cell office:value-type="float" office:value="0.3981">
                <text:p>0.3981</text:p>
              </table:table-cell>
              <table:table-cell office:value-type="float" office:value="0.4582">
                <text:p>0.4582</text:p>
              </table:table-cell>
              <table:table-cell office:value-type="float" office:value="0.3857">
                <text:p>0.3857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5">
                <text:p>0.5345</text:p>
              </table:table-cell>
              <table:table-cell office:value-type="float" office:value="0.431">
                <text:p>0.431</text:p>
              </table:table-cell>
              <table:table-cell office:value-type="float" office:value="0.4885">
                <text:p>0.4885</text:p>
              </table:table-cell>
              <table:table-cell office:value-type="float" office:value="0.4235">
                <text:p>0.4235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35">
                <text:p>0.5835</text:p>
              </table:table-cell>
              <table:table-cell office:value-type="float" office:value="0.4776">
                <text:p>0.4776</text:p>
              </table:table-cell>
              <table:table-cell office:value-type="float" office:value="0.5558">
                <text:p>0.5558</text:p>
              </table:table-cell>
              <table:table-cell office:value-type="float" office:value="0.4826">
                <text:p>0.4826</text:p>
              </table:table-cell>
              <table:table-cell office:value-type="float" office:value="0.5558">
                <text:p>0.5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49">
                <text:p>0.7349</text:p>
              </table:table-cell>
              <table:table-cell office:value-type="float" office:value="0.6453">
                <text:p>0.6453</text:p>
              </table:table-cell>
              <table:table-cell office:value-type="float" office:value="0.6944">
                <text:p>0.6944</text:p>
              </table:table-cell>
              <table:table-cell office:value-type="float" office:value="0.6351">
                <text:p>0.6351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4">
                <text:p>0.8134</text:p>
              </table:table-cell>
              <table:table-cell office:value-type="float" office:value="0.7669">
                <text:p>0.7669</text:p>
              </table:table-cell>
              <table:table-cell office:value-type="float" office:value="0.7866">
                <text:p>0.7866</text:p>
              </table:table-cell>
              <table:table-cell office:value-type="float" office:value="0.7658">
                <text:p>0.7658</text:p>
              </table:table-cell>
              <table:table-cell office:value-type="float" office:value="0.7866">
                <text:p>0.7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3">
                <text:p>0.8913</text:p>
              </table:table-cell>
              <table:table-cell office:value-type="float" office:value="0.8702">
                <text:p>0.8702</text:p>
              </table:table-cell>
              <table:table-cell office:value-type="float" office:value="0.8987">
                <text:p>0.8987</text:p>
              </table:table-cell>
              <table:table-cell office:value-type="float" office:value="0.8744">
                <text:p>0.8744</text:p>
              </table:table-cell>
              <table:table-cell office:value-type="float" office:value="0.8987">
                <text:p>0.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36">
                <text:p>0.9336</text:p>
              </table:table-cell>
              <table:table-cell office:value-type="float" office:value="0.9349">
                <text:p>0.9349</text:p>
              </table:table-cell>
              <table:table-cell office:value-type="float" office:value="0.9346">
                <text:p>0.9346</text:p>
              </table:table-cell>
              <table:table-cell office:value-type="float" office:value="0.935">
                <text:p>0.935</text:p>
              </table:table-cell>
              <table:table-cell office:value-type="float" office:value="0.9346">
                <text:p>0.9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Ranking Model Vs Size of Recall</text:p>
        </chart:title>
        <chart:subtitle svg:x="6.183cm" svg:y="1.275cm" chart:style-name="ch3">
          <text:p>For Simple Analyzer</text:p>
        </chart:subtitle>
        <chart:legend chart:legend-position="bottom" svg:x="3.137cm" svg:y="7.719cm" style:legend-expansion="wide" chart:style-name="ch4"/>
        <chart:plot-area chart:style-name="ch5" table:cell-range-address="Sheet1.B21:Sheet1.F30" chart:data-source-has-labels="row" svg:x="1.331cm" svg:y="2.138cm" svg:width="14.349cm" svg:height="4.42cm">
          <chartooo:coordinate-region svg:x="2.058cm" svg:y="2.337cm" svg:width="13.528cm" svg:height="3.574cm"/>
          <chart:axis chart:dimension="x" chart:name="primary-x" chart:style-name="ch6">
            <chart:title svg:x="7.456cm" svg:y="6.738cm" chart:style-name="ch7">
              <text:p>Size of Recall</text:p>
            </chart:title>
            <chart:grid chart:style-name="ch8" chart:class="major"/>
          </chart:axis>
          <chart:axis chart:dimension="y" chart:name="primary-y" chart:style-name="ch9">
            <chart:title svg:x="0.451cm" svg:y="5.503cm" chart:style-name="ch10">
              <text:p>Ranking Model</text:p>
            </chart:title>
            <chart:grid chart:style-name="ch8" chart:class="major"/>
          </chart:axis>
          <chart:series chart:style-name="ch11" chart:values-cell-range-address="Sheet1.B22:Sheet1.B30" chart:label-cell-address="Sheet1.B21:Sheet1.B21" chart:class="chart:line">
            <chart:data-point chart:repeated="9"/>
          </chart:series>
          <chart:series chart:style-name="ch12" chart:values-cell-range-address="Sheet1.C22:Sheet1.C30" chart:label-cell-address="Sheet1.C21:Sheet1.C21" chart:class="chart:line">
            <chart:data-point chart:repeated="9"/>
          </chart:series>
          <chart:series chart:style-name="ch13" chart:values-cell-range-address="Sheet1.D22:Sheet1.D30" chart:label-cell-address="Sheet1.D21:Sheet1.D21" chart:class="chart:line">
            <chart:data-point chart:repeated="9"/>
          </chart:series>
          <chart:series chart:style-name="ch14" chart:values-cell-range-address="Sheet1.E22:Sheet1.E30" chart:label-cell-address="Sheet1.E21:Sheet1.E21" chart:class="chart:line">
            <chart:data-point chart:repeated="9"/>
          </chart:series>
          <chart:series chart:style-name="ch15" chart:values-cell-range-address="Sheet1.F22:Sheet1.F30" chart:label-cell-address="Sheet1.F21:Sheet1.F2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21:Sheet1.B21</svg:desc>
                </draw:g>
              </table:table-cell>
              <table:table-cell office:value-type="string">
                <text:p>BOOLEAN</text:p>
                <draw:g>
                  <svg:desc>Sheet1.C21:Sheet1.C21</svg:desc>
                </draw:g>
              </table:table-cell>
              <table:table-cell office:value-type="string">
                <text:p>CLASSIC</text:p>
                <draw:g>
                  <svg:desc>Sheet1.D21:Sheet1.D21</svg:desc>
                </draw:g>
              </table:table-cell>
              <table:table-cell office:value-type="string">
                <text:p>LM_DIRICHLET</text:p>
                <draw:g>
                  <svg:desc>Sheet1.E21:Sheet1.E21</svg:desc>
                </draw:g>
              </table:table-cell>
              <table:table-cell office:value-type="string">
                <text:p>SWEET_SPOT</text:p>
                <draw:g>
                  <svg:desc>Sheet1.F21:Sheet1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1">
                <text:p>0.3361</text:p>
                <draw:g>
                  <svg:desc>Sheet1.B22:Sheet1.B30</svg:desc>
                </draw:g>
              </table:table-cell>
              <table:table-cell office:value-type="float" office:value="0.2034">
                <text:p>0.2034</text:p>
                <draw:g>
                  <svg:desc>Sheet1.C22:Sheet1.C30</svg:desc>
                </draw:g>
              </table:table-cell>
              <table:table-cell office:value-type="float" office:value="0.2902">
                <text:p>0.2902</text:p>
                <draw:g>
                  <svg:desc>Sheet1.D22:Sheet1.D30</svg:desc>
                </draw:g>
              </table:table-cell>
              <table:table-cell office:value-type="float" office:value="0.2725">
                <text:p>0.2725</text:p>
                <draw:g>
                  <svg:desc>Sheet1.E22:Sheet1.E30</svg:desc>
                </draw:g>
              </table:table-cell>
              <table:table-cell office:value-type="float" office:value="0.2902">
                <text:p>0.2902</text:p>
                <draw:g>
                  <svg:desc>Sheet1.F22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66">
                <text:p>0.4366</text:p>
              </table:table-cell>
              <table:table-cell office:value-type="float" office:value="0.2827">
                <text:p>0.2827</text:p>
              </table:table-cell>
              <table:table-cell office:value-type="float" office:value="0.3892">
                <text:p>0.3892</text:p>
              </table:table-cell>
              <table:table-cell office:value-type="float" office:value="0.3582">
                <text:p>0.358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75">
                <text:p>0.4975</text:p>
              </table:table-cell>
              <table:table-cell office:value-type="float" office:value="0.3278">
                <text:p>0.3278</text:p>
              </table:table-cell>
              <table:table-cell office:value-type="float" office:value="0.4398">
                <text:p>0.4398</text:p>
              </table:table-cell>
              <table:table-cell office:value-type="float" office:value="0.4097">
                <text:p>0.4097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8">
                <text:p>0.538</text:p>
              </table:table-cell>
              <table:table-cell office:value-type="float" office:value="0.3674">
                <text:p>0.3674</text:p>
              </table:table-cell>
              <table:table-cell office:value-type="float" office:value="0.4727">
                <text:p>0.4727</text:p>
              </table:table-cell>
              <table:table-cell office:value-type="float" office:value="0.4385">
                <text:p>0.4385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98">
                <text:p>0.5798</text:p>
              </table:table-cell>
              <table:table-cell office:value-type="float" office:value="0.4155">
                <text:p>0.4155</text:p>
              </table:table-cell>
              <table:table-cell office:value-type="float" office:value="0.5266">
                <text:p>0.5266</text:p>
              </table:table-cell>
              <table:table-cell office:value-type="float" office:value="0.4926">
                <text:p>0.4926</text:p>
              </table:table-cell>
              <table:table-cell office:value-type="float" office:value="0.5266">
                <text:p>0.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2">
                <text:p>0.732</text:p>
              </table:table-cell>
              <table:table-cell office:value-type="float" office:value="0.5984">
                <text:p>0.5984</text:p>
              </table:table-cell>
              <table:table-cell office:value-type="float" office:value="0.6656">
                <text:p>0.6656</text:p>
              </table:table-cell>
              <table:table-cell office:value-type="float" office:value="0.6541">
                <text:p>0.6541</text:p>
              </table:table-cell>
              <table:table-cell office:value-type="float" office:value="0.6656">
                <text:p>0.6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15">
                <text:p>0.8115</text:p>
              </table:table-cell>
              <table:table-cell office:value-type="float" office:value="0.7089">
                <text:p>0.7089</text:p>
              </table:table-cell>
              <table:table-cell office:value-type="float" office:value="0.7466">
                <text:p>0.7466</text:p>
              </table:table-cell>
              <table:table-cell office:value-type="float" office:value="0.7472">
                <text:p>0.7472</text:p>
              </table:table-cell>
              <table:table-cell office:value-type="float" office:value="0.7466">
                <text:p>0.7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75">
                <text:p>0.8975</text:p>
              </table:table-cell>
              <table:table-cell office:value-type="float" office:value="0.8437">
                <text:p>0.8437</text:p>
              </table:table-cell>
              <table:table-cell office:value-type="float" office:value="0.8723">
                <text:p>0.8723</text:p>
              </table:table-cell>
              <table:table-cell office:value-type="float" office:value="0.8821">
                <text:p>0.8821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31">
                <text:p>0.9631</text:p>
              </table:table-cell>
              <table:table-cell office:value-type="float" office:value="0.9443">
                <text:p>0.9443</text:p>
              </table:table-cell>
              <table:table-cell office:value-type="float" office:value="0.9591">
                <text:p>0.9591</text:p>
              </table:table-cell>
              <table:table-cell office:value-type="float" office:value="0.9623">
                <text:p>0.9623</text:p>
              </table:table-cell>
              <table:table-cell office:value-type="float" office:value="0.9591">
                <text:p>0.9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Ranking Model Vs Size of Recall</text:p>
        </chart:title>
        <chart:subtitle svg:x="5.998cm" svg:y="1.275cm" chart:style-name="ch3">
          <text:p>For Standard Analyzer</text:p>
        </chart:subtitle>
        <chart:legend chart:legend-position="bottom" svg:x="3.137cm" svg:y="7.719cm" style:legend-expansion="wide" chart:style-name="ch4"/>
        <chart:plot-area chart:style-name="ch5" table:cell-range-address="Sheet1.B31:Sheet1.F40" chart:data-source-has-labels="row" svg:x="1.331cm" svg:y="2.138cm" svg:width="14.349cm" svg:height="4.42cm">
          <chartooo:coordinate-region svg:x="2.058cm" svg:y="2.337cm" svg:width="13.528cm" svg:height="3.574cm"/>
          <chart:axis chart:dimension="x" chart:name="primary-x" chart:style-name="ch6">
            <chart:title svg:x="7.456cm" svg:y="6.738cm" chart:style-name="ch7">
              <text:p>Size of Recall</text:p>
            </chart:title>
            <chart:grid chart:style-name="ch8" chart:class="major"/>
          </chart:axis>
          <chart:axis chart:dimension="y" chart:name="primary-y" chart:style-name="ch6">
            <chart:title svg:x="0.451cm" svg:y="5.503cm" chart:style-name="ch9">
              <text:p>Ranking Model</text:p>
            </chart:title>
            <chart:grid chart:style-name="ch8" chart:class="major"/>
          </chart:axis>
          <chart:series chart:style-name="ch10" chart:values-cell-range-address="Sheet1.B32:Sheet1.B40" chart:label-cell-address="Sheet1.B31:Sheet1.B31" chart:class="chart:line">
            <chart:data-point chart:repeated="9"/>
          </chart:series>
          <chart:series chart:style-name="ch11" chart:values-cell-range-address="Sheet1.C32:Sheet1.C40" chart:label-cell-address="Sheet1.C31:Sheet1.C31" chart:class="chart:line">
            <chart:data-point chart:repeated="9"/>
          </chart:series>
          <chart:series chart:style-name="ch12" chart:values-cell-range-address="Sheet1.D32:Sheet1.D40" chart:label-cell-address="Sheet1.D31:Sheet1.D31" chart:class="chart:line">
            <chart:data-point chart:repeated="9"/>
          </chart:series>
          <chart:series chart:style-name="ch13" chart:values-cell-range-address="Sheet1.E32:Sheet1.E40" chart:label-cell-address="Sheet1.E31:Sheet1.E31" chart:class="chart:line">
            <chart:data-point chart:repeated="9"/>
          </chart:series>
          <chart:series chart:style-name="ch14" chart:values-cell-range-address="Sheet1.F32:Sheet1.F40" chart:label-cell-address="Sheet1.F31:Sheet1.F3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31:Sheet1.B31</svg:desc>
                </draw:g>
              </table:table-cell>
              <table:table-cell office:value-type="string">
                <text:p>BOOLEAN</text:p>
                <draw:g>
                  <svg:desc>Sheet1.C31:Sheet1.C31</svg:desc>
                </draw:g>
              </table:table-cell>
              <table:table-cell office:value-type="string">
                <text:p>CLASSIC</text:p>
                <draw:g>
                  <svg:desc>Sheet1.D31:Sheet1.D31</svg:desc>
                </draw:g>
              </table:table-cell>
              <table:table-cell office:value-type="string">
                <text:p>LM_DIRICHLET</text:p>
                <draw:g>
                  <svg:desc>Sheet1.E31:Sheet1.E31</svg:desc>
                </draw:g>
              </table:table-cell>
              <table:table-cell office:value-type="string">
                <text:p>SWEET_SPOT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4">
                <text:p>0.3364</text:p>
                <draw:g>
                  <svg:desc>Sheet1.B32:Sheet1.B40</svg:desc>
                </draw:g>
              </table:table-cell>
              <table:table-cell office:value-type="float" office:value="0.2372">
                <text:p>0.2372</text:p>
                <draw:g>
                  <svg:desc>Sheet1.C32:Sheet1.C40</svg:desc>
                </draw:g>
              </table:table-cell>
              <table:table-cell office:value-type="float" office:value="0.3217">
                <text:p>0.3217</text:p>
                <draw:g>
                  <svg:desc>Sheet1.D32:Sheet1.D40</svg:desc>
                </draw:g>
              </table:table-cell>
              <table:table-cell office:value-type="float" office:value="0.2499">
                <text:p>0.2499</text:p>
                <draw:g>
                  <svg:desc>Sheet1.E32:Sheet1.E40</svg:desc>
                </draw:g>
              </table:table-cell>
              <table:table-cell office:value-type="float" office:value="0.3217">
                <text:p>0.3217</text:p>
                <draw:g>
                  <svg:desc>Sheet1.F32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6">
                <text:p>0.4436</text:p>
              </table:table-cell>
              <table:table-cell office:value-type="float" office:value="0.3348">
                <text:p>0.3348</text:p>
              </table:table-cell>
              <table:table-cell office:value-type="float" office:value="0.4075">
                <text:p>0.4075</text:p>
              </table:table-cell>
              <table:table-cell office:value-type="float" office:value="0.3408">
                <text:p>0.3408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2">
                <text:p>0.5002</text:p>
              </table:table-cell>
              <table:table-cell office:value-type="float" office:value="0.3975">
                <text:p>0.3975</text:p>
              </table:table-cell>
              <table:table-cell office:value-type="float" office:value="0.4615">
                <text:p>0.4615</text:p>
              </table:table-cell>
              <table:table-cell office:value-type="float" office:value="0.3868">
                <text:p>0.3868</text:p>
              </table:table-cell>
              <table:table-cell office:value-type="float" office:value="0.4615">
                <text:p>0.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8">
                <text:p>0.538</text:p>
              </table:table-cell>
              <table:table-cell office:value-type="float" office:value="0.4325">
                <text:p>0.4325</text:p>
              </table:table-cell>
              <table:table-cell office:value-type="float" office:value="0.4924">
                <text:p>0.4924</text:p>
              </table:table-cell>
              <table:table-cell office:value-type="float" office:value="0.4226">
                <text:p>0.4226</text:p>
              </table:table-cell>
              <table:table-cell office:value-type="float" office:value="0.4924">
                <text:p>0.4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4">
                <text:p>0.5854</text:p>
              </table:table-cell>
              <table:table-cell office:value-type="float" office:value="0.4795">
                <text:p>0.4795</text:p>
              </table:table-cell>
              <table:table-cell office:value-type="float" office:value="0.5561">
                <text:p>0.5561</text:p>
              </table:table-cell>
              <table:table-cell office:value-type="float" office:value="0.4828">
                <text:p>0.4828</text:p>
              </table:table-cell>
              <table:table-cell office:value-type="float" office:value="0.5561">
                <text:p>0.5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49">
                <text:p>0.7349</text:p>
              </table:table-cell>
              <table:table-cell office:value-type="float" office:value="0.646">
                <text:p>0.646</text:p>
              </table:table-cell>
              <table:table-cell office:value-type="float" office:value="0.6948">
                <text:p>0.6948</text:p>
              </table:table-cell>
              <table:table-cell office:value-type="float" office:value="0.6353">
                <text:p>0.6353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18">
                <text:p>0.8118</text:p>
              </table:table-cell>
              <table:table-cell office:value-type="float" office:value="0.77">
                <text:p>0.77</text:p>
              </table:table-cell>
              <table:table-cell office:value-type="float" office:value="0.7878">
                <text:p>0.7878</text:p>
              </table:table-cell>
              <table:table-cell office:value-type="float" office:value="0.7664">
                <text:p>0.7664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33">
                <text:p>0.8933</text:p>
              </table:table-cell>
              <table:table-cell office:value-type="float" office:value="0.8694">
                <text:p>0.8694</text:p>
              </table:table-cell>
              <table:table-cell office:value-type="float" office:value="0.8978">
                <text:p>0.8978</text:p>
              </table:table-cell>
              <table:table-cell office:value-type="float" office:value="0.8764">
                <text:p>0.8764</text:p>
              </table:table-cell>
              <table:table-cell office:value-type="float" office:value="0.8978">
                <text:p>0.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31">
                <text:p>0.9331</text:p>
              </table:table-cell>
              <table:table-cell office:value-type="float" office:value="0.9344">
                <text:p>0.9344</text:p>
              </table:table-cell>
              <table:table-cell office:value-type="float" office:value="0.9341">
                <text:p>0.9341</text:p>
              </table:table-cell>
              <table:table-cell office:value-type="float" office:value="0.9344">
                <text:p>0.9344</text:p>
              </table:table-cell>
              <table:table-cell office:value-type="float" office:value="0.9341">
                <text:p>0.9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Ranking Model Vs Size of Recall</text:p>
        </chart:title>
        <chart:subtitle svg:x="5.76cm" svg:y="1.275cm" chart:style-name="ch3">
          <text:p>For Whitespace Analyzer</text:p>
        </chart:subtitle>
        <chart:legend chart:legend-position="bottom" svg:x="3.137cm" svg:y="7.719cm" style:legend-expansion="wide" chart:style-name="ch4"/>
        <chart:plot-area chart:style-name="ch5" table:cell-range-address="Sheet1.B41:Sheet1.F50" chart:data-source-has-labels="row" svg:x="1.331cm" svg:y="2.138cm" svg:width="14.349cm" svg:height="4.42cm">
          <chartooo:coordinate-region svg:x="2.058cm" svg:y="2.337cm" svg:width="13.528cm" svg:height="3.574cm"/>
          <chart:axis chart:dimension="x" chart:name="primary-x" chart:style-name="ch6">
            <chart:title svg:x="7.456cm" svg:y="6.738cm" chart:style-name="ch7">
              <text:p>Size of Recall</text:p>
            </chart:title>
            <chart:grid chart:style-name="ch8" chart:class="major"/>
          </chart:axis>
          <chart:axis chart:dimension="y" chart:name="primary-y" chart:style-name="ch9">
            <chart:title svg:x="0.451cm" svg:y="5.596cm" chart:style-name="ch10">
              <text:p>Reanking Model</text:p>
            </chart:title>
            <chart:grid chart:style-name="ch8" chart:class="major"/>
          </chart:axis>
          <chart:series chart:style-name="ch11" chart:values-cell-range-address="Sheet1.B42:Sheet1.B50" chart:label-cell-address="Sheet1.B41:Sheet1.B41" chart:class="chart:line">
            <chart:data-point chart:repeated="9"/>
          </chart:series>
          <chart:series chart:style-name="ch12" chart:values-cell-range-address="Sheet1.C42:Sheet1.C50" chart:label-cell-address="Sheet1.C41:Sheet1.C41" chart:class="chart:line">
            <chart:data-point chart:repeated="9"/>
          </chart:series>
          <chart:series chart:style-name="ch13" chart:values-cell-range-address="Sheet1.D42:Sheet1.D50" chart:label-cell-address="Sheet1.D41:Sheet1.D41" chart:class="chart:line">
            <chart:data-point chart:repeated="9"/>
          </chart:series>
          <chart:series chart:style-name="ch14" chart:values-cell-range-address="Sheet1.E42:Sheet1.E50" chart:label-cell-address="Sheet1.E41:Sheet1.E41" chart:class="chart:line">
            <chart:data-point chart:repeated="9"/>
          </chart:series>
          <chart:series chart:style-name="ch15" chart:values-cell-range-address="Sheet1.F42:Sheet1.F50" chart:label-cell-address="Sheet1.F41:Sheet1.F4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41:Sheet1.B41</svg:desc>
                </draw:g>
              </table:table-cell>
              <table:table-cell office:value-type="string">
                <text:p>BOOLEAN</text:p>
                <draw:g>
                  <svg:desc>Sheet1.C41:Sheet1.C41</svg:desc>
                </draw:g>
              </table:table-cell>
              <table:table-cell office:value-type="string">
                <text:p>CLASSIC</text:p>
                <draw:g>
                  <svg:desc>Sheet1.D41:Sheet1.D41</svg:desc>
                </draw:g>
              </table:table-cell>
              <table:table-cell office:value-type="string">
                <text:p>LM_DIRICHLET</text:p>
                <draw:g>
                  <svg:desc>Sheet1.E41:Sheet1.E41</svg:desc>
                </draw:g>
              </table:table-cell>
              <table:table-cell office:value-type="string">
                <text:p>SWEET_SPOT</text:p>
                <draw:g>
                  <svg:desc>Sheet1.F41:Sheet1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43">
                <text:p>0.3043</text:p>
                <draw:g>
                  <svg:desc>Sheet1.B42:Sheet1.B50</svg:desc>
                </draw:g>
              </table:table-cell>
              <table:table-cell office:value-type="float" office:value="0.1814">
                <text:p>0.1814</text:p>
                <draw:g>
                  <svg:desc>Sheet1.C42:Sheet1.C50</svg:desc>
                </draw:g>
              </table:table-cell>
              <table:table-cell office:value-type="float" office:value="0.2558">
                <text:p>0.2558</text:p>
                <draw:g>
                  <svg:desc>Sheet1.D42:Sheet1.D50</svg:desc>
                </draw:g>
              </table:table-cell>
              <table:table-cell office:value-type="float" office:value="0.1814">
                <text:p>0.1814</text:p>
                <draw:g>
                  <svg:desc>Sheet1.E42:Sheet1.E50</svg:desc>
                </draw:g>
              </table:table-cell>
              <table:table-cell office:value-type="float" office:value="0.2495">
                <text:p>0.2495</text:p>
                <draw:g>
                  <svg:desc>Sheet1.F42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85">
                <text:p>0.3985</text:p>
              </table:table-cell>
              <table:table-cell office:value-type="float" office:value="0.2475">
                <text:p>0.2475</text:p>
              </table:table-cell>
              <table:table-cell office:value-type="float" office:value="0.3377">
                <text:p>0.3377</text:p>
              </table:table-cell>
              <table:table-cell office:value-type="float" office:value="0.2475">
                <text:p>0.2475</text:p>
              </table:table-cell>
              <table:table-cell office:value-type="float" office:value="0.3328">
                <text:p>0.3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3">
                <text:p>0.4583</text:p>
              </table:table-cell>
              <table:table-cell office:value-type="float" office:value="0.2928">
                <text:p>0.2928</text:p>
              </table:table-cell>
              <table:table-cell office:value-type="float" office:value="0.3864">
                <text:p>0.3864</text:p>
              </table:table-cell>
              <table:table-cell office:value-type="float" office:value="0.2928">
                <text:p>0.292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8">
                <text:p>0.4938</text:p>
              </table:table-cell>
              <table:table-cell office:value-type="float" office:value="0.3236">
                <text:p>0.3236</text:p>
              </table:table-cell>
              <table:table-cell office:value-type="float" office:value="0.4135">
                <text:p>0.4135</text:p>
              </table:table-cell>
              <table:table-cell office:value-type="float" office:value="0.3236">
                <text:p>0.3236</text:p>
              </table:table-cell>
              <table:table-cell office:value-type="float" office:value="0.4091">
                <text:p>0.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5">
                <text:p>0.5475</text:p>
              </table:table-cell>
              <table:table-cell office:value-type="float" office:value="0.3733">
                <text:p>0.3733</text:p>
              </table:table-cell>
              <table:table-cell office:value-type="float" office:value="0.4635">
                <text:p>0.4635</text:p>
              </table:table-cell>
              <table:table-cell office:value-type="float" office:value="0.3733">
                <text:p>0.3733</text:p>
              </table:table-cell>
              <table:table-cell office:value-type="float" office:value="0.4629">
                <text:p>0.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88">
                <text:p>0.7088</text:p>
              </table:table-cell>
              <table:table-cell office:value-type="float" office:value="0.5673">
                <text:p>0.5673</text:p>
              </table:table-cell>
              <table:table-cell office:value-type="float" office:value="0.6361">
                <text:p>0.6361</text:p>
              </table:table-cell>
              <table:table-cell office:value-type="float" office:value="0.5673">
                <text:p>0.567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37">
                <text:p>0.7837</text:p>
              </table:table-cell>
              <table:table-cell office:value-type="float" office:value="0.6683">
                <text:p>0.6683</text:p>
              </table:table-cell>
              <table:table-cell office:value-type="float" office:value="0.7128">
                <text:p>0.7128</text:p>
              </table:table-cell>
              <table:table-cell office:value-type="float" office:value="0.6683">
                <text:p>0.6683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9">
                <text:p>0.8809</text:p>
              </table:table-cell>
              <table:table-cell office:value-type="float" office:value="0.8184">
                <text:p>0.8184</text:p>
              </table:table-cell>
              <table:table-cell office:value-type="float" office:value="0.8329">
                <text:p>0.8329</text:p>
              </table:table-cell>
              <table:table-cell office:value-type="float" office:value="0.8184">
                <text:p>0.8184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39">
                <text:p>0.9539</text:p>
              </table:table-cell>
              <table:table-cell office:value-type="float" office:value="0.9381">
                <text:p>0.9381</text:p>
              </table:table-cell>
              <table:table-cell office:value-type="float" office:value="0.9517">
                <text:p>0.9517</text:p>
              </table:table-cell>
              <table:table-cell office:value-type="float" office:value="0.9381">
                <text:p>0.9381</text:p>
              </table:table-cell>
              <table:table-cell office:value-type="float" office:value="0.9568">
                <text:p>0.95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Ranking Model Vs Size of Recall</text:p>
        </chart:title>
        <chart:subtitle svg:x="6.091cm" svg:y="1.275cm" chart:style-name="ch3">
          <text:p>For Custom Analyzer</text:p>
        </chart:subtitle>
        <chart:legend chart:legend-position="bottom" svg:x="3.137cm" svg:y="7.719cm" style:legend-expansion="wide" chart:style-name="ch4"/>
        <chart:plot-area chart:style-name="ch5" table:cell-range-address="Sheet1.B51:Sheet1.F60" chart:data-source-has-labels="row" svg:x="1.331cm" svg:y="2.138cm" svg:width="14.349cm" svg:height="4.42cm">
          <chartooo:coordinate-region svg:x="2.058cm" svg:y="2.337cm" svg:width="13.528cm" svg:height="3.574cm"/>
          <chart:axis chart:dimension="x" chart:name="primary-x" chart:style-name="ch6">
            <chart:title svg:x="7.456cm" svg:y="6.738cm" chart:style-name="ch7">
              <text:p>Size of Recall</text:p>
            </chart:title>
            <chart:grid chart:style-name="ch8" chart:class="major"/>
          </chart:axis>
          <chart:axis chart:dimension="y" chart:name="primary-y" chart:style-name="ch9">
            <chart:title svg:x="0.451cm" svg:y="5.503cm" chart:style-name="ch10">
              <text:p>Ranking Model</text:p>
            </chart:title>
            <chart:grid chart:style-name="ch8" chart:class="major"/>
          </chart:axis>
          <chart:series chart:style-name="ch11" chart:values-cell-range-address="Sheet1.B52:Sheet1.B60" chart:label-cell-address="Sheet1.B51:Sheet1.B51" chart:class="chart:line">
            <chart:data-point chart:repeated="9"/>
          </chart:series>
          <chart:series chart:style-name="ch12" chart:values-cell-range-address="Sheet1.C52:Sheet1.C60" chart:label-cell-address="Sheet1.C51:Sheet1.C51" chart:class="chart:line">
            <chart:data-point chart:repeated="9"/>
          </chart:series>
          <chart:series chart:style-name="ch13" chart:values-cell-range-address="Sheet1.D52:Sheet1.D60" chart:label-cell-address="Sheet1.D51:Sheet1.D51" chart:class="chart:line">
            <chart:data-point chart:repeated="9"/>
          </chart:series>
          <chart:series chart:style-name="ch14" chart:values-cell-range-address="Sheet1.E52:Sheet1.E60" chart:label-cell-address="Sheet1.E51:Sheet1.E51" chart:class="chart:line">
            <chart:data-point chart:repeated="9"/>
          </chart:series>
          <chart:series chart:style-name="ch15" chart:values-cell-range-address="Sheet1.F52:Sheet1.F60" chart:label-cell-address="Sheet1.F51:Sheet1.F5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51:Sheet1.B51</svg:desc>
                </draw:g>
              </table:table-cell>
              <table:table-cell office:value-type="string">
                <text:p>BOOLEAN</text:p>
                <draw:g>
                  <svg:desc>Sheet1.C51:Sheet1.C51</svg:desc>
                </draw:g>
              </table:table-cell>
              <table:table-cell office:value-type="string">
                <text:p>CLASSIC</text:p>
                <draw:g>
                  <svg:desc>Sheet1.D51:Sheet1.D51</svg:desc>
                </draw:g>
              </table:table-cell>
              <table:table-cell office:value-type="string">
                <text:p>LM_DIRICHLET</text:p>
                <draw:g>
                  <svg:desc>Sheet1.E51:Sheet1.E51</svg:desc>
                </draw:g>
              </table:table-cell>
              <table:table-cell office:value-type="string">
                <text:p>SWEET_SPOT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8">
                <text:p>0.2558</text:p>
                <draw:g>
                  <svg:desc>Sheet1.B52:Sheet1.B60</svg:desc>
                </draw:g>
              </table:table-cell>
              <table:table-cell office:value-type="float" office:value="0.3475">
                <text:p>0.3475</text:p>
                <draw:g>
                  <svg:desc>Sheet1.C52:Sheet1.C60</svg:desc>
                </draw:g>
              </table:table-cell>
              <table:table-cell office:value-type="float" office:value="0.2425">
                <text:p>0.2425</text:p>
                <draw:g>
                  <svg:desc>Sheet1.D52:Sheet1.D60</svg:desc>
                </draw:g>
              </table:table-cell>
              <table:table-cell office:value-type="float" office:value="0.2567">
                <text:p>0.2567</text:p>
                <draw:g>
                  <svg:desc>Sheet1.E52:Sheet1.E60</svg:desc>
                </draw:g>
              </table:table-cell>
              <table:table-cell office:value-type="float" office:value="0.33">
                <text:p>0.33</text:p>
                <draw:g>
                  <svg:desc>Sheet1.F52:Sheet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7">
                <text:p>0.3377</text:p>
              </table:table-cell>
              <table:table-cell office:value-type="float" office:value="0.4485">
                <text:p>0.4485</text:p>
              </table:table-cell>
              <table:table-cell office:value-type="float" office:value="0.3268">
                <text:p>0.3268</text:p>
              </table:table-cell>
              <table:table-cell office:value-type="float" office:value="0.3443">
                <text:p>0.3443</text:p>
              </table:table-cell>
              <table:table-cell office:value-type="float" office:value="0.4388">
                <text:p>0.4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64">
                <text:p>0.3864</text:p>
              </table:table-cell>
              <table:table-cell office:value-type="float" office:value="0.5133">
                <text:p>0.5133</text:p>
              </table:table-cell>
              <table:table-cell office:value-type="float" office:value="0.374">
                <text:p>0.374</text:p>
              </table:table-cell>
              <table:table-cell office:value-type="float" office:value="0.3982">
                <text:p>0.3982</text:p>
              </table:table-cell>
              <table:table-cell office:value-type="float" office:value="0.4898">
                <text:p>0.4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35">
                <text:p>0.4135</text:p>
              </table:table-cell>
              <table:table-cell office:value-type="float" office:value="0.5565">
                <text:p>0.5565</text:p>
              </table:table-cell>
              <table:table-cell office:value-type="float" office:value="0.4252">
                <text:p>0.4252</text:p>
              </table:table-cell>
              <table:table-cell office:value-type="float" office:value="0.4422">
                <text:p>0.4422</text:p>
              </table:table-cell>
              <table:table-cell office:value-type="float" office:value="0.5241">
                <text:p>0.5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35">
                <text:p>0.4635</text:p>
              </table:table-cell>
              <table:table-cell office:value-type="float" office:value="0.6156">
                <text:p>0.6156</text:p>
              </table:table-cell>
              <table:table-cell office:value-type="float" office:value="0.4866">
                <text:p>0.4866</text:p>
              </table:table-cell>
              <table:table-cell office:value-type="float" office:value="0.5006">
                <text:p>0.5006</text:p>
              </table:table-cell>
              <table:table-cell office:value-type="float" office:value="0.5842">
                <text:p>0.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61">
                <text:p>0.6361</text:p>
              </table:table-cell>
              <table:table-cell office:value-type="float" office:value="0.7637">
                <text:p>0.7637</text:p>
              </table:table-cell>
              <table:table-cell office:value-type="float" office:value="0.6728">
                <text:p>0.6728</text:p>
              </table:table-cell>
              <table:table-cell office:value-type="float" office:value="0.6552">
                <text:p>0.6552</text:p>
              </table:table-cell>
              <table:table-cell office:value-type="float" office:value="0.7319">
                <text:p>0.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28">
                <text:p>0.7128</text:p>
              </table:table-cell>
              <table:table-cell office:value-type="float" office:value="0.8388">
                <text:p>0.8388</text:p>
              </table:table-cell>
              <table:table-cell office:value-type="float" office:value="0.7759">
                <text:p>0.7759</text:p>
              </table:table-cell>
              <table:table-cell office:value-type="float" office:value="0.7718">
                <text:p>0.7718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29">
                <text:p>0.8329</text:p>
              </table:table-cell>
              <table:table-cell office:value-type="float" office:value="0.9183">
                <text:p>0.9183</text:p>
              </table:table-cell>
              <table:table-cell office:value-type="float" office:value="0.8881">
                <text:p>0.8881</text:p>
              </table:table-cell>
              <table:table-cell office:value-type="float" office:value="0.888">
                <text:p>0.888</text:p>
              </table:table-cell>
              <table:table-cell office:value-type="float" office:value="0.9078">
                <text:p>0.9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7">
                <text:p>0.9517</text:p>
              </table:table-cell>
              <table:table-cell office:value-type="float" office:value="0.9548">
                <text:p>0.9548</text:p>
              </table:table-cell>
              <table:table-cell office:value-type="float" office:value="0.9535">
                <text:p>0.9535</text:p>
              </table:table-cell>
              <table:table-cell office:value-type="float" office:value="0.9547">
                <text:p>0.9547</text:p>
              </table:table-cell>
              <table:table-cell office:value-type="float" office:value="0.9554">
                <text:p>0.95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Analyzer Vs MAP</text:p>
        </chart:title>
        <chart:subtitle svg:x="5.615cm" svg:y="1.275cm" chart:style-name="ch3">
          <text:p>For a given Ranking Model</text:p>
        </chart:subtitle>
        <chart:legend chart:legend-position="bottom" svg:x="2.192cm" svg:y="8.217cm" style:legend-expansion="wide" chart:style-name="ch4"/>
        <chart:plot-area chart:style-name="ch5" table:cell-range-address="Sheet1.A62:Sheet1.F68" chart:data-source-has-labels="both" svg:x="1.331cm" svg:y="2.138cm" svg:width="14.349cm" svg:height="4.918cm">
          <chartooo:coordinate-region svg:x="2.058cm" svg:y="2.337cm" svg:width="13.603cm" svg:height="4.072cm"/>
          <chart:axis chart:dimension="x" chart:name="primary-x" chart:style-name="ch6" chartooo:axis-type="auto">
            <chartooo:date-scale/>
            <chart:title svg:x="7.773cm" svg:y="7.236cm" chart:style-name="ch7">
              <text:p>Analyzer </text:p>
            </chart:title>
            <chart:categories table:cell-range-address="Sheet1.A63:Sheet1.A68"/>
            <chart:grid chart:style-name="ch8" chart:class="major"/>
          </chart:axis>
          <chart:axis chart:dimension="y" chart:name="primary-y" chart:style-name="ch9">
            <chart:title svg:x="0.451cm" svg:y="5.025cm" chart:style-name="ch10">
              <text:p>MAP </text:p>
            </chart:title>
            <chart:grid chart:style-name="ch8" chart:class="major"/>
          </chart:axis>
          <chart:series chart:style-name="ch11" chart:values-cell-range-address="Sheet1.B63:Sheet1.B68" chart:label-cell-address="Sheet1.B62:Sheet1.B62" chart:class="chart:bar">
            <chart:data-point chart:repeated="6"/>
          </chart:series>
          <chart:series chart:style-name="ch12" chart:values-cell-range-address="Sheet1.C63:Sheet1.C68" chart:label-cell-address="Sheet1.C62:Sheet1.C62" chart:class="chart:bar">
            <chart:data-point chart:repeated="6"/>
          </chart:series>
          <chart:series chart:style-name="ch13" chart:values-cell-range-address="Sheet1.D63:Sheet1.D68" chart:label-cell-address="Sheet1.D62:Sheet1.D62" chart:class="chart:bar">
            <chart:data-point chart:repeated="6"/>
          </chart:series>
          <chart:series chart:style-name="ch14" chart:values-cell-range-address="Sheet1.E63:Sheet1.E68" chart:label-cell-address="Sheet1.E62:Sheet1.E62" chart:class="chart:bar">
            <chart:data-point chart:repeated="6"/>
          </chart:series>
          <chart:series chart:style-name="ch15" chart:values-cell-range-address="Sheet1.F63:Sheet1.F68" chart:label-cell-address="Sheet1.F62:Sheet1.F62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</text:p>
                <draw:g>
                  <svg:desc>Sheet1.B62:Sheet1.B62</svg:desc>
                </draw:g>
              </table:table-cell>
              <table:table-cell office:value-type="string">
                <text:p>BOOLEAN</text:p>
                <draw:g>
                  <svg:desc>Sheet1.C62:Sheet1.C62</svg:desc>
                </draw:g>
              </table:table-cell>
              <table:table-cell office:value-type="string">
                <text:p>CLASSIC</text:p>
                <draw:g>
                  <svg:desc>Sheet1.D62:Sheet1.D62</svg:desc>
                </draw:g>
              </table:table-cell>
              <table:table-cell office:value-type="string">
                <text:p>LM_DIRICHLET</text:p>
                <draw:g>
                  <svg:desc>Sheet1.E62:Sheet1.E62</svg:desc>
                </draw:g>
              </table:table-cell>
              <table:table-cell office:value-type="string">
                <text:p>SWEET_SPOT</text:p>
                <draw:g>
                  <svg:desc>Sheet1.F62:Sheet1.F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RFOLOGIC</text:p>
                <draw:g>
                  <svg:desc>Sheet1.A63:Sheet1.A68</svg:desc>
                </draw:g>
              </table:table-cell>
              <table:table-cell office:value-type="float" office:value="0.4059">
                <text:p>0.4059</text:p>
                <draw:g>
                  <svg:desc>Sheet1.B63:Sheet1.B68</svg:desc>
                </draw:g>
              </table:table-cell>
              <table:table-cell office:value-type="float" office:value="0.2364">
                <text:p>0.2364</text:p>
                <draw:g>
                  <svg:desc>Sheet1.C63:Sheet1.C68</svg:desc>
                </draw:g>
              </table:table-cell>
              <table:table-cell office:value-type="float" office:value="0.3513">
                <text:p>0.3513</text:p>
                <draw:g>
                  <svg:desc>Sheet1.D63:Sheet1.D68</svg:desc>
                </draw:g>
              </table:table-cell>
              <table:table-cell office:value-type="float" office:value="0.3112">
                <text:p>0.3112</text:p>
                <draw:g>
                  <svg:desc>Sheet1.E63:Sheet1.E68</svg:desc>
                </draw:g>
              </table:table-cell>
              <table:table-cell office:value-type="float" office:value="0.3513">
                <text:p>0.3513</text:p>
                <draw:g>
                  <svg:desc>Sheet1.F63:Sheet1.F68</svg:desc>
                </draw:g>
              </table:table-cell>
            </table:table-row>
            <table:table-row>
              <table:table-cell office:value-type="string">
                <text:p>STOP</text:p>
              </table:table-cell>
              <table:table-cell office:value-type="float" office:value="0.4066">
                <text:p>0.4066</text:p>
              </table:table-cell>
              <table:table-cell office:value-type="float" office:value="0.2834">
                <text:p>0.2834</text:p>
              </table:table-cell>
              <table:table-cell office:value-type="float" office:value="0.3794">
                <text:p>0.3794</text:p>
              </table:table-cell>
              <table:table-cell office:value-type="float" office:value="0.3001">
                <text:p>0.3001</text:p>
              </table:table-cell>
              <table:table-cell office:value-type="float" office:value="0.3794">
                <text:p>0.3794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0.4067">
                <text:p>0.4067</text:p>
              </table:table-cell>
              <table:table-cell office:value-type="float" office:value="0.2371">
                <text:p>0.2371</text:p>
              </table:table-cell>
              <table:table-cell office:value-type="float" office:value="0.3527">
                <text:p>0.3527</text:p>
              </table:table-cell>
              <table:table-cell office:value-type="float" office:value="0.3107">
                <text:p>0.3107</text:p>
              </table:table-cell>
              <table:table-cell office:value-type="float" office:value="0.3527">
                <text:p>0.3527</text:p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0.4069">
                <text:p>0.4069</text:p>
              </table:table-cell>
              <table:table-cell office:value-type="float" office:value="0.2837">
                <text:p>0.2837</text:p>
              </table:table-cell>
              <table:table-cell office:value-type="float" office:value="0.3767">
                <text:p>0.3767</text:p>
              </table:table-cell>
              <table:table-cell office:value-type="float" office:value="0.3006">
                <text:p>0.3006</text:p>
              </table:table-cell>
              <table:table-cell office:value-type="float" office:value="0.3767">
                <text:p>0.3767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0.3027">
                <text:p>0.3027</text:p>
              </table:table-cell>
              <table:table-cell office:value-type="float" office:value="0.4297">
                <text:p>0.4297</text:p>
              </table:table-cell>
              <table:table-cell office:value-type="float" office:value="0.286">
                <text:p>0.286</text:p>
              </table:table-cell>
              <table:table-cell office:value-type="float" office:value="0.3119">
                <text:p>0.3119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WHITESPACE</text:p>
              </table:table-cell>
              <table:table-cell office:value-type="float" office:value="0.3674">
                <text:p>0.3674</text:p>
              </table:table-cell>
              <table:table-cell office:value-type="float" office:value="0.212">
                <text:p>0.212</text:p>
              </table:table-cell>
              <table:table-cell office:value-type="float" office:value="0.3027">
                <text:p>0.3027</text:p>
              </table:table-cell>
              <table:table-cell office:value-type="float" office:value="0.212">
                <text:p>0.212</text:p>
              </table:table-cell>
              <table:table-cell office:value-type="float" office:value="0.2914">
                <text:p>0.29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